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bottom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9" table:default-cell-style-name="ce4"/>
        <table:table-row table:style-name="ro1">
          <table:table-cell office:value-type="string" calcext:value-type="string">
            <text:p>Codon/Organism (stage or tissue)</text:p>
          </table:table-cell>
          <table:table-cell table:style-name="ce3" office:value-type="string" calcext:value-type="string">
            <text:p>E. coli1</text:p>
          </table:table-cell>
          <table:table-cell table:style-name="ce3" office:value-type="string" calcext:value-type="string">
            <text:p>B. subtilis1</text:p>
          </table:table-cell>
          <table:table-cell table:style-name="ce3" office:value-type="string" calcext:value-type="string">
            <text:p>C. elegans2 </text:p>
            <text:p>L4 stage</text:p>
          </table:table-cell>
          <table:table-cell table:style-name="ce3" office:value-type="string" calcext:value-type="string">
            <text:p>C. elegans2 </text:p>
            <text:p>L2 stage</text:p>
          </table:table-cell>
          <table:table-cell table:style-name="ce3" office:value-type="string" calcext:value-type="string">
            <text:p>C. elegans2 </text:p>
            <text:p>L1 stage</text:p>
          </table:table-cell>
          <table:table-cell table:style-name="ce3" office:value-type="string" calcext:value-type="string">
            <text:p>M. musculus3</text:p>
            <text:p>Embryonic stem cells</text:p>
          </table:table-cell>
          <table:table-cell table:style-name="ce3" office:value-type="string" calcext:value-type="string">
            <text:p>M. musculus4 Neutrophils</text:p>
          </table:table-cell>
          <table:table-cell table:style-name="ce3" office:value-type="string" calcext:value-type="string">
            <text:p>M. musculus5 Embryonic fibroblast</text:p>
          </table:table-cell>
          <table:table-cell table:style-name="ce3" office:value-type="string" calcext:value-type="string">
            <text:p>H. sapiens5 HEK293</text:p>
          </table:table-cell>
          <table:table-cell table:style-name="ce3" office:value-type="string" calcext:value-type="string">
            <text:p>S. cerevisiae6</text:p>
            <text:p>Exponential</text:p>
          </table:table-cell>
          <table:table-cell table:style-name="ce3" office:value-type="string" calcext:value-type="string">
            <text:p>S.cerevisiae7 Exponential gb15</text:p>
          </table:table-cell>
          <table:table-cell table:style-name="ce3" office:value-type="string" calcext:value-type="string">
            <text:p>S.cerevisiae7 Exponential A14201</text:p>
          </table:table-cell>
          <table:table-cell table:style-name="ce3" office:value-type="string" calcext:value-type="string">
            <text:p>S.cerevisiae7 </text:p>
            <text:p>DNA replication</text:p>
          </table:table-cell>
          <table:table-cell table:style-name="ce3" office:value-type="string" calcext:value-type="string">
            <text:p>S.cerevisiae7 Recombination</text:p>
          </table:table-cell>
          <table:table-cell table:style-name="ce3" office:value-type="string" calcext:value-type="string">
            <text:p>S.cerevisiae7 Metaphase I</text:p>
          </table:table-cell>
          <table:table-cell table:style-name="ce3" office:value-type="string" calcext:value-type="string">
            <text:p>S.cerevisiae7 Metaphase II</text:p>
          </table:table-cell>
          <table:table-cell table:style-name="ce3" office:value-type="string" calcext:value-type="string">
            <text:p>S.cerevisiae7 Anaphase</text:p>
          </table:table-cell>
          <table:table-cell table:style-name="ce3" office:value-type="string" calcext:value-type="string">
            <text:p>S.cerevisiae7 Spore packing</text:p>
          </table:table-cell>
          <table:table-cell table:style-name="ce3" office:value-type="string" calcext:value-type="string">
            <text:p>S.cerevisiae7 Spores</text:p>
          </table:table-cell>
        </table:table-row>
        <table:table-row table:style-name="ro2">
          <table:table-cell office:value-type="string" calcext:value-type="string">
            <text:p>AAA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313" calcext:value-type="float">
            <text:p>0.00313</text:p>
          </table:table-cell>
          <table:table-cell office:value-type="float" office:value="0.09245" calcext:value-type="float">
            <text:p>0.09245</text:p>
          </table:table-cell>
          <table:table-cell office:value-type="float" office:value="0.22429" calcext:value-type="float">
            <text:p>0.22429</text:p>
          </table:table-cell>
          <table:table-cell office:value-type="float" office:value="0.07418" calcext:value-type="float">
            <text:p>0.07418</text:p>
          </table:table-cell>
          <table:table-cell office:value-type="float" office:value="0.2777" calcext:value-type="float">
            <text:p>0.2777</text:p>
          </table:table-cell>
          <table:table-cell office:value-type="float" office:value="0.1534" calcext:value-type="float">
            <text:p>0.1534</text:p>
          </table:table-cell>
          <table:table-cell office:value-type="float" office:value="0.12253" calcext:value-type="float">
            <text:p>0.12253</text:p>
          </table:table-cell>
          <table:table-cell office:value-type="float" office:value="0.14788" calcext:value-type="float">
            <text:p>0.14788</text:p>
          </table:table-cell>
          <table:table-cell office:value-type="float" office:value="0.23777" calcext:value-type="float">
            <text:p>0.23777</text:p>
          </table:table-cell>
          <table:table-cell office:value-type="float" office:value="0.18508" calcext:value-type="float">
            <text:p>0.18508</text:p>
          </table:table-cell>
          <table:table-cell office:value-type="float" office:value="0.26467" calcext:value-type="float">
            <text:p>0.26467</text:p>
          </table:table-cell>
          <table:table-cell office:value-type="float" office:value="0.23883" calcext:value-type="float">
            <text:p>0.23883</text:p>
          </table:table-cell>
          <table:table-cell office:value-type="float" office:value="0.236" calcext:value-type="float">
            <text:p>0.236</text:p>
          </table:table-cell>
          <table:table-cell office:value-type="float" office:value="0.25655" calcext:value-type="float">
            <text:p>0.25655</text:p>
          </table:table-cell>
          <table:table-cell office:value-type="float" office:value="0.16069" calcext:value-type="float">
            <text:p>0.16069</text:p>
          </table:table-cell>
          <table:table-cell office:value-type="float" office:value="0.23192" calcext:value-type="float">
            <text:p>0.23192</text:p>
          </table:table-cell>
          <table:table-cell office:value-type="float" office:value="0.16552" calcext:value-type="float">
            <text:p>0.16552</text:p>
          </table:table-cell>
          <table:table-cell office:value-type="float" office:value="0.26032" calcext:value-type="float">
            <text:p>0.26032</text:p>
          </table:table-cell>
        </table:table-row>
        <table:table-row table:style-name="ro2">
          <table:table-cell office:value-type="string" calcext:value-type="string">
            <text:p>AAC</text:p>
          </table:table-cell>
          <table:table-cell office:value-type="float" office:value="0.01326" calcext:value-type="float">
            <text:p>0.01326</text:p>
          </table:table-cell>
          <table:table-cell office:value-type="float" office:value="0.00457" calcext:value-type="float">
            <text:p>0.00457</text:p>
          </table:table-cell>
          <table:table-cell office:value-type="float" office:value="0.0761" calcext:value-type="float">
            <text:p>0.0761</text:p>
          </table:table-cell>
          <table:table-cell office:value-type="float" office:value="0.19341" calcext:value-type="float">
            <text:p>0.19341</text:p>
          </table:table-cell>
          <table:table-cell office:value-type="float" office:value="0.06524" calcext:value-type="float">
            <text:p>0.06524</text:p>
          </table:table-cell>
          <table:table-cell office:value-type="float" office:value="0.2859" calcext:value-type="float">
            <text:p>0.2859</text:p>
          </table:table-cell>
          <table:table-cell office:value-type="float" office:value="0.15458" calcext:value-type="float">
            <text:p>0.15458</text:p>
          </table:table-cell>
          <table:table-cell office:value-type="float" office:value="0.12729" calcext:value-type="float">
            <text:p>0.12729</text:p>
          </table:table-cell>
          <table:table-cell office:value-type="float" office:value="0.14034" calcext:value-type="float">
            <text:p>0.14034</text:p>
          </table:table-cell>
          <table:table-cell office:value-type="float" office:value="0.17145" calcext:value-type="float">
            <text:p>0.17145</text:p>
          </table:table-cell>
          <table:table-cell office:value-type="float" office:value="0.16424" calcext:value-type="float">
            <text:p>0.16424</text:p>
          </table:table-cell>
          <table:table-cell office:value-type="float" office:value="0.23232" calcext:value-type="float">
            <text:p>0.23232</text:p>
          </table:table-cell>
          <table:table-cell office:value-type="float" office:value="0.22061" calcext:value-type="float">
            <text:p>0.22061</text:p>
          </table:table-cell>
          <table:table-cell office:value-type="float" office:value="0.21005" calcext:value-type="float">
            <text:p>0.21005</text:p>
          </table:table-cell>
          <table:table-cell office:value-type="float" office:value="0.25208" calcext:value-type="float">
            <text:p>0.25208</text:p>
          </table:table-cell>
          <table:table-cell office:value-type="float" office:value="0.18235" calcext:value-type="float">
            <text:p>0.18235</text:p>
          </table:table-cell>
          <table:table-cell office:value-type="float" office:value="0.21784" calcext:value-type="float">
            <text:p>0.21784</text:p>
          </table:table-cell>
          <table:table-cell office:value-type="float" office:value="0.15093" calcext:value-type="float">
            <text:p>0.15093</text:p>
          </table:table-cell>
          <table:table-cell office:value-type="float" office:value="0.20437" calcext:value-type="float">
            <text:p>0.20437</text:p>
          </table:table-cell>
        </table:table-row>
        <table:table-row table:style-name="ro2">
          <table:table-cell office:value-type="string" calcext:value-type="string">
            <text:p>AAG</text:p>
          </table:table-cell>
          <table:table-cell office:value-type="float" office:value="0.01307" calcext:value-type="float">
            <text:p>0.01307</text:p>
          </table:table-cell>
          <table:table-cell office:value-type="float" office:value="0.00829" calcext:value-type="float">
            <text:p>0.00829</text:p>
          </table:table-cell>
          <table:table-cell office:value-type="float" office:value="0.07463" calcext:value-type="float">
            <text:p>0.07463</text:p>
          </table:table-cell>
          <table:table-cell office:value-type="float" office:value="0.16948" calcext:value-type="float">
            <text:p>0.16948</text:p>
          </table:table-cell>
          <table:table-cell office:value-type="float" office:value="0.06151" calcext:value-type="float">
            <text:p>0.06151</text:p>
          </table:table-cell>
          <table:table-cell office:value-type="float" office:value="0.2937" calcext:value-type="float">
            <text:p>0.2937</text:p>
          </table:table-cell>
          <table:table-cell office:value-type="float" office:value="0.14941" calcext:value-type="float">
            <text:p>0.14941</text:p>
          </table:table-cell>
          <table:table-cell office:value-type="float" office:value="0.12" calcext:value-type="float">
            <text:p>0.12</text:p>
          </table:table-cell>
          <table:table-cell office:value-type="float" office:value="0.12458" calcext:value-type="float">
            <text:p>0.12458</text:p>
          </table:table-cell>
          <table:table-cell office:value-type="float" office:value="0.16835" calcext:value-type="float">
            <text:p>0.16835</text:p>
          </table:table-cell>
          <table:table-cell office:value-type="float" office:value="0.16055" calcext:value-type="float">
            <text:p>0.16055</text:p>
          </table:table-cell>
          <table:table-cell office:value-type="float" office:value="0.23711" calcext:value-type="float">
            <text:p>0.23711</text:p>
          </table:table-cell>
          <table:table-cell office:value-type="float" office:value="0.21154" calcext:value-type="float">
            <text:p>0.21154</text:p>
          </table:table-cell>
          <table:table-cell office:value-type="float" office:value="0.20497" calcext:value-type="float">
            <text:p>0.20497</text:p>
          </table:table-cell>
          <table:table-cell office:value-type="float" office:value="0.24865" calcext:value-type="float">
            <text:p>0.24865</text:p>
          </table:table-cell>
          <table:table-cell office:value-type="float" office:value="0.16129" calcext:value-type="float">
            <text:p>0.16129</text:p>
          </table:table-cell>
          <table:table-cell office:value-type="float" office:value="0.23468" calcext:value-type="float">
            <text:p>0.23468</text:p>
          </table:table-cell>
          <table:table-cell office:value-type="float" office:value="0.14522" calcext:value-type="float">
            <text:p>0.14522</text:p>
          </table:table-cell>
          <table:table-cell office:value-type="float" office:value="0.19246" calcext:value-type="float">
            <text:p>0.19246</text:p>
          </table:table-cell>
        </table:table-row>
        <table:table-row table:style-name="ro2">
          <table:table-cell office:value-type="string" calcext:value-type="string">
            <text:p>AAT</text:p>
          </table:table-cell>
          <table:table-cell office:value-type="float" office:value="0.01529" calcext:value-type="float">
            <text:p>0.01529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9727" calcext:value-type="float">
            <text:p>0.09727</text:p>
          </table:table-cell>
          <table:table-cell office:value-type="float" office:value="0.25872" calcext:value-type="float">
            <text:p>0.25872</text:p>
          </table:table-cell>
          <table:table-cell office:value-type="float" office:value="0.08098" calcext:value-type="float">
            <text:p>0.08098</text:p>
          </table:table-cell>
          <table:table-cell office:value-type="float" office:value="0.2774" calcext:value-type="float">
            <text:p>0.2774</text:p>
          </table:table-cell>
          <table:table-cell office:value-type="float" office:value="0.16517" calcext:value-type="float">
            <text:p>0.16517</text:p>
          </table:table-cell>
          <table:table-cell office:value-type="float" office:value="0.15045" calcext:value-type="float">
            <text:p>0.15045</text:p>
          </table:table-cell>
          <table:table-cell office:value-type="float" office:value="0.15498" calcext:value-type="float">
            <text:p>0.15498</text:p>
          </table:table-cell>
          <table:table-cell office:value-type="float" office:value="0.2338" calcext:value-type="float">
            <text:p>0.2338</text:p>
          </table:table-cell>
          <table:table-cell office:value-type="float" office:value="0.18375" calcext:value-type="float">
            <text:p>0.18375</text:p>
          </table:table-cell>
          <table:table-cell office:value-type="float" office:value="0.24415" calcext:value-type="float">
            <text:p>0.24415</text:p>
          </table:table-cell>
          <table:table-cell office:value-type="float" office:value="0.23656" calcext:value-type="float">
            <text:p>0.23656</text:p>
          </table:table-cell>
          <table:table-cell office:value-type="float" office:value="0.22015" calcext:value-type="float">
            <text:p>0.22015</text:p>
          </table:table-cell>
          <table:table-cell office:value-type="float" office:value="0.24921" calcext:value-type="float">
            <text:p>0.24921</text:p>
          </table:table-cell>
          <table:table-cell office:value-type="float" office:value="0.15216" calcext:value-type="float">
            <text:p>0.15216</text:p>
          </table:table-cell>
          <table:table-cell office:value-type="float" office:value="0.21694" calcext:value-type="float">
            <text:p>0.21694</text:p>
          </table:table-cell>
          <table:table-cell office:value-type="float" office:value="0.15275" calcext:value-type="float">
            <text:p>0.15275</text:p>
          </table:table-cell>
          <table:table-cell office:value-type="float" office:value="0.17679" calcext:value-type="float">
            <text:p>0.17679</text:p>
          </table:table-cell>
        </table:table-row>
        <table:table-row table:style-name="ro2">
          <table:table-cell office:value-type="string" calcext:value-type="string">
            <text:p>ACA</text:p>
          </table:table-cell>
          <table:table-cell office:value-type="float" office:value="0.02404" calcext:value-type="float">
            <text:p>0.02404</text:p>
          </table:table-cell>
          <table:table-cell office:value-type="float" office:value="0.00384" calcext:value-type="float">
            <text:p>0.00384</text:p>
          </table:table-cell>
          <table:table-cell office:value-type="float" office:value="0.09095" calcext:value-type="float">
            <text:p>0.09095</text:p>
          </table:table-cell>
          <table:table-cell office:value-type="float" office:value="0.2192" calcext:value-type="float">
            <text:p>0.2192</text:p>
          </table:table-cell>
          <table:table-cell office:value-type="float" office:value="0.07702" calcext:value-type="float">
            <text:p>0.07702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16845" calcext:value-type="float">
            <text:p>0.16845</text:p>
          </table:table-cell>
          <table:table-cell office:value-type="float" office:value="0.13445" calcext:value-type="float">
            <text:p>0.13445</text:p>
          </table:table-cell>
          <table:table-cell office:value-type="float" office:value="0.15344" calcext:value-type="float">
            <text:p>0.15344</text:p>
          </table:table-cell>
          <table:table-cell office:value-type="float" office:value="0.22216" calcext:value-type="float">
            <text:p>0.22216</text:p>
          </table:table-cell>
          <table:table-cell office:value-type="float" office:value="0.15609" calcext:value-type="float">
            <text:p>0.15609</text:p>
          </table:table-cell>
          <table:table-cell office:value-type="float" office:value="0.22937" calcext:value-type="float">
            <text:p>0.22937</text:p>
          </table:table-cell>
          <table:table-cell office:value-type="float" office:value="0.20197" calcext:value-type="float">
            <text:p>0.20197</text:p>
          </table:table-cell>
          <table:table-cell office:value-type="float" office:value="0.18404" calcext:value-type="float">
            <text:p>0.18404</text:p>
          </table:table-cell>
          <table:table-cell office:value-type="float" office:value="0.20956" calcext:value-type="float">
            <text:p>0.20956</text:p>
          </table:table-cell>
          <table:table-cell office:value-type="float" office:value="0.13864" calcext:value-type="float">
            <text:p>0.13864</text:p>
          </table:table-cell>
          <table:table-cell office:value-type="float" office:value="0.20712" calcext:value-type="float">
            <text:p>0.20712</text:p>
          </table:table-cell>
          <table:table-cell office:value-type="float" office:value="0.12563" calcext:value-type="float">
            <text:p>0.12563</text:p>
          </table:table-cell>
          <table:table-cell office:value-type="float" office:value="0.18392" calcext:value-type="float">
            <text:p>0.18392</text:p>
          </table:table-cell>
        </table:table-row>
        <table:table-row table:style-name="ro2">
          <table:table-cell office:value-type="string" calcext:value-type="string">
            <text:p>ACC</text:p>
          </table:table-cell>
          <table:table-cell office:value-type="float" office:value="0.01914" calcext:value-type="float">
            <text:p>0.01914</text:p>
          </table:table-cell>
          <table:table-cell office:value-type="float" office:value="0.01384" calcext:value-type="float">
            <text:p>0.01384</text:p>
          </table:table-cell>
          <table:table-cell office:value-type="float" office:value="0.06413" calcext:value-type="float">
            <text:p>0.06413</text:p>
          </table:table-cell>
          <table:table-cell office:value-type="float" office:value="0.17497" calcext:value-type="float">
            <text:p>0.17497</text:p>
          </table:table-cell>
          <table:table-cell office:value-type="float" office:value="0.05488" calcext:value-type="float">
            <text:p>0.05488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14359" calcext:value-type="float">
            <text:p>0.14359</text:p>
          </table:table-cell>
          <table:table-cell office:value-type="float" office:value="0.12" calcext:value-type="float">
            <text:p>0.12</text:p>
          </table:table-cell>
          <table:table-cell office:value-type="float" office:value="0.12808" calcext:value-type="float">
            <text:p>0.12808</text:p>
          </table:table-cell>
          <table:table-cell office:value-type="float" office:value="0.12148" calcext:value-type="float">
            <text:p>0.12148</text:p>
          </table:table-cell>
          <table:table-cell office:value-type="float" office:value="0.12246" calcext:value-type="float">
            <text:p>0.12246</text:p>
          </table:table-cell>
          <table:table-cell office:value-type="float" office:value="0.20444" calcext:value-type="float">
            <text:p>0.20444</text:p>
          </table:table-cell>
          <table:table-cell office:value-type="float" office:value="0.17888" calcext:value-type="float">
            <text:p>0.17888</text:p>
          </table:table-cell>
          <table:table-cell office:value-type="float" office:value="0.17298" calcext:value-type="float">
            <text:p>0.17298</text:p>
          </table:table-cell>
          <table:table-cell office:value-type="float" office:value="0.20344" calcext:value-type="float">
            <text:p>0.20344</text:p>
          </table:table-cell>
          <table:table-cell office:value-type="float" office:value="0.1284" calcext:value-type="float">
            <text:p>0.1284</text:p>
          </table:table-cell>
          <table:table-cell office:value-type="float" office:value="0.19406" calcext:value-type="float">
            <text:p>0.19406</text:p>
          </table:table-cell>
          <table:table-cell office:value-type="float" office:value="0.13625" calcext:value-type="float">
            <text:p>0.13625</text:p>
          </table:table-cell>
          <table:table-cell office:value-type="float" office:value="0.18292" calcext:value-type="float">
            <text:p>0.18292</text:p>
          </table:table-cell>
        </table:table-row>
        <table:table-row table:style-name="ro2">
          <table:table-cell office:value-type="string" calcext:value-type="string">
            <text:p>ACG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0804" calcext:value-type="float">
            <text:p>0.00804</text:p>
          </table:table-cell>
          <table:table-cell office:value-type="float" office:value="0.09429" calcext:value-type="float">
            <text:p>0.09429</text:p>
          </table:table-cell>
          <table:table-cell office:value-type="float" office:value="0.23046" calcext:value-type="float">
            <text:p>0.23046</text:p>
          </table:table-cell>
          <table:table-cell office:value-type="float" office:value="0.08125" calcext:value-type="float">
            <text:p>0.08125</text:p>
          </table:table-cell>
          <table:table-cell office:value-type="float" office:value="0.2583" calcext:value-type="float">
            <text:p>0.2583</text:p>
          </table:table-cell>
          <table:table-cell office:value-type="float" office:value="0.16684" calcext:value-type="float">
            <text:p>0.16684</text:p>
          </table:table-cell>
          <table:table-cell office:value-type="float" office:value="0.12473" calcext:value-type="float">
            <text:p>0.12473</text:p>
          </table:table-cell>
          <table:table-cell office:value-type="float" office:value="0.13043" calcext:value-type="float">
            <text:p>0.13043</text:p>
          </table:table-cell>
          <table:table-cell office:value-type="float" office:value="0.24905" calcext:value-type="float">
            <text:p>0.24905</text:p>
          </table:table-cell>
          <table:table-cell office:value-type="float" office:value="0.15737" calcext:value-type="float">
            <text:p>0.15737</text:p>
          </table:table-cell>
          <table:table-cell office:value-type="float" office:value="0.21739" calcext:value-type="float">
            <text:p>0.21739</text:p>
          </table:table-cell>
          <table:table-cell office:value-type="float" office:value="0.19581" calcext:value-type="float">
            <text:p>0.19581</text:p>
          </table:table-cell>
          <table:table-cell office:value-type="float" office:value="0.18872" calcext:value-type="float">
            <text:p>0.18872</text:p>
          </table:table-cell>
          <table:table-cell office:value-type="float" office:value="0.22554" calcext:value-type="float">
            <text:p>0.22554</text:p>
          </table:table-cell>
          <table:table-cell office:value-type="float" office:value="0.14925" calcext:value-type="float">
            <text:p>0.14925</text:p>
          </table:table-cell>
          <table:table-cell office:value-type="float" office:value="0.19454" calcext:value-type="float">
            <text:p>0.19454</text:p>
          </table:table-cell>
          <table:table-cell office:value-type="float" office:value="0.13312" calcext:value-type="float">
            <text:p>0.13312</text:p>
          </table:table-cell>
          <table:table-cell office:value-type="float" office:value="0.18039" calcext:value-type="float">
            <text:p>0.18039</text:p>
          </table:table-cell>
        </table:table-row>
        <table:table-row table:style-name="ro2">
          <table:table-cell office:value-type="string" calcext:value-type="string">
            <text:p>ACT</text:p>
          </table:table-cell>
          <table:table-cell office:value-type="float" office:value="0.01531" calcext:value-type="float">
            <text:p>0.01531</text:p>
          </table:table-cell>
          <table:table-cell office:value-type="float" office:value="0.00412" calcext:value-type="float">
            <text:p>0.00412</text:p>
          </table:table-cell>
          <table:table-cell office:value-type="float" office:value="0.07927" calcext:value-type="float">
            <text:p>0.07927</text:p>
          </table:table-cell>
          <table:table-cell office:value-type="float" office:value="0.2358" calcext:value-type="float">
            <text:p>0.2358</text:p>
          </table:table-cell>
          <table:table-cell office:value-type="float" office:value="0.06946" calcext:value-type="float">
            <text:p>0.06946</text:p>
          </table:table-cell>
          <table:table-cell office:value-type="float" office:value="0.263" calcext:value-type="float">
            <text:p>0.263</text:p>
          </table:table-cell>
          <table:table-cell office:value-type="float" office:value="0.16636" calcext:value-type="float">
            <text:p>0.16636</text:p>
          </table:table-cell>
          <table:table-cell office:value-type="float" office:value="0.13527" calcext:value-type="float">
            <text:p>0.13527</text:p>
          </table:table-cell>
          <table:table-cell office:value-type="float" office:value="0.15349" calcext:value-type="float">
            <text:p>0.15349</text:p>
          </table:table-cell>
          <table:table-cell office:value-type="float" office:value="0.14241" calcext:value-type="float">
            <text:p>0.14241</text:p>
          </table:table-cell>
          <table:table-cell office:value-type="float" office:value="0.13594" calcext:value-type="float">
            <text:p>0.13594</text:p>
          </table:table-cell>
          <table:table-cell office:value-type="float" office:value="0.21446" calcext:value-type="float">
            <text:p>0.21446</text:p>
          </table:table-cell>
          <table:table-cell office:value-type="float" office:value="0.18947" calcext:value-type="float">
            <text:p>0.18947</text:p>
          </table:table-cell>
          <table:table-cell office:value-type="float" office:value="0.18023" calcext:value-type="float">
            <text:p>0.18023</text:p>
          </table:table-cell>
          <table:table-cell office:value-type="float" office:value="0.2231" calcext:value-type="float">
            <text:p>0.2231</text:p>
          </table:table-cell>
          <table:table-cell office:value-type="float" office:value="0.16423" calcext:value-type="float">
            <text:p>0.16423</text:p>
          </table:table-cell>
          <table:table-cell office:value-type="float" office:value="0.20321" calcext:value-type="float">
            <text:p>0.20321</text:p>
          </table:table-cell>
          <table:table-cell office:value-type="float" office:value="0.14485" calcext:value-type="float">
            <text:p>0.14485</text:p>
          </table:table-cell>
          <table:table-cell office:value-type="float" office:value="0.17872" calcext:value-type="float">
            <text:p>0.17872</text:p>
          </table:table-cell>
        </table:table-row>
        <table:table-row table:style-name="ro2">
          <table:table-cell office:value-type="string" calcext:value-type="string">
            <text:p>AGA</text:p>
          </table:table-cell>
          <table:table-cell office:value-type="float" office:value="0.03089" calcext:value-type="float">
            <text:p>0.03089</text:p>
          </table:table-cell>
          <table:table-cell office:value-type="float" office:value="0.00804" calcext:value-type="float">
            <text:p>0.00804</text:p>
          </table:table-cell>
          <table:table-cell office:value-type="float" office:value="0.08928" calcext:value-type="float">
            <text:p>0.08928</text:p>
          </table:table-cell>
          <table:table-cell office:value-type="float" office:value="0.2126" calcext:value-type="float">
            <text:p>0.2126</text:p>
          </table:table-cell>
          <table:table-cell office:value-type="float" office:value="0.07618" calcext:value-type="float">
            <text:p>0.07618</text:p>
          </table:table-cell>
          <table:table-cell office:value-type="float" office:value="0.2552" calcext:value-type="float">
            <text:p>0.2552</text:p>
          </table:table-cell>
          <table:table-cell office:value-type="float" office:value="0.15946" calcext:value-type="float">
            <text:p>0.15946</text:p>
          </table:table-cell>
          <table:table-cell office:value-type="float" office:value="0.12" calcext:value-type="float">
            <text:p>0.12</text:p>
          </table:table-cell>
          <table:table-cell office:value-type="float" office:value="0.14815" calcext:value-type="float">
            <text:p>0.14815</text:p>
          </table:table-cell>
          <table:table-cell office:value-type="float" office:value="0.14998" calcext:value-type="float">
            <text:p>0.14998</text:p>
          </table:table-cell>
          <table:table-cell office:value-type="float" office:value="0.19284" calcext:value-type="float">
            <text:p>0.19284</text:p>
          </table:table-cell>
          <table:table-cell office:value-type="float" office:value="0.24868" calcext:value-type="float">
            <text:p>0.24868</text:p>
          </table:table-cell>
          <table:table-cell office:value-type="float" office:value="0.2274" calcext:value-type="float">
            <text:p>0.2274</text:p>
          </table:table-cell>
          <table:table-cell office:value-type="float" office:value="0.23371" calcext:value-type="float">
            <text:p>0.23371</text:p>
          </table:table-cell>
          <table:table-cell office:value-type="float" office:value="0.2532" calcext:value-type="float">
            <text:p>0.2532</text:p>
          </table:table-cell>
          <table:table-cell office:value-type="float" office:value="0.16638" calcext:value-type="float">
            <text:p>0.16638</text:p>
          </table:table-cell>
          <table:table-cell office:value-type="float" office:value="0.24038" calcext:value-type="float">
            <text:p>0.24038</text:p>
          </table:table-cell>
          <table:table-cell office:value-type="float" office:value="0.15316" calcext:value-type="float">
            <text:p>0.15316</text:p>
          </table:table-cell>
          <table:table-cell office:value-type="float" office:value="0.23609" calcext:value-type="float">
            <text:p>0.23609</text:p>
          </table:table-cell>
        </table:table-row>
        <table:table-row table:style-name="ro2">
          <table:table-cell office:value-type="string" calcext:value-type="string">
            <text:p>AGC</text:p>
          </table:table-cell>
          <table:table-cell office:value-type="float" office:value="0.01627" calcext:value-type="float">
            <text:p>0.01627</text:p>
          </table:table-cell>
          <table:table-cell office:value-type="float" office:value="0.01006" calcext:value-type="float">
            <text:p>0.01006</text:p>
          </table:table-cell>
          <table:table-cell office:value-type="float" office:value="0.08341" calcext:value-type="float">
            <text:p>0.08341</text:p>
          </table:table-cell>
          <table:table-cell office:value-type="float" office:value="0.19028" calcext:value-type="float">
            <text:p>0.19028</text:p>
          </table:table-cell>
          <table:table-cell office:value-type="float" office:value="0.06496" calcext:value-type="float">
            <text:p>0.06496</text:p>
          </table:table-cell>
          <table:table-cell office:value-type="float" office:value="0.2687" calcext:value-type="float">
            <text:p>0.2687</text:p>
          </table:table-cell>
          <table:table-cell office:value-type="float" office:value="0.15214" calcext:value-type="float">
            <text:p>0.15214</text:p>
          </table:table-cell>
          <table:table-cell office:value-type="float" office:value="0.13953" calcext:value-type="float">
            <text:p>0.13953</text:p>
          </table:table-cell>
          <table:table-cell office:value-type="float" office:value="0.13401" calcext:value-type="float">
            <text:p>0.13401</text:p>
          </table:table-cell>
          <table:table-cell office:value-type="float" office:value="0.22846" calcext:value-type="float">
            <text:p>0.22846</text:p>
          </table:table-cell>
          <table:table-cell office:value-type="float" office:value="0.17144" calcext:value-type="float">
            <text:p>0.17144</text:p>
          </table:table-cell>
          <table:table-cell office:value-type="float" office:value="0.24572" calcext:value-type="float">
            <text:p>0.24572</text:p>
          </table:table-cell>
          <table:table-cell office:value-type="float" office:value="0.2069" calcext:value-type="float">
            <text:p>0.2069</text:p>
          </table:table-cell>
          <table:table-cell office:value-type="float" office:value="0.21675" calcext:value-type="float">
            <text:p>0.21675</text:p>
          </table:table-cell>
          <table:table-cell office:value-type="float" office:value="0.24734" calcext:value-type="float">
            <text:p>0.24734</text:p>
          </table:table-cell>
          <table:table-cell office:value-type="float" office:value="0.17358" calcext:value-type="float">
            <text:p>0.17358</text:p>
          </table:table-cell>
          <table:table-cell office:value-type="float" office:value="0.21263" calcext:value-type="float">
            <text:p>0.21263</text:p>
          </table:table-cell>
          <table:table-cell office:value-type="float" office:value="0.15753" calcext:value-type="float">
            <text:p>0.15753</text:p>
          </table:table-cell>
          <table:table-cell office:value-type="float" office:value="0.20326" calcext:value-type="float">
            <text:p>0.20326</text:p>
          </table:table-cell>
        </table:table-row>
        <table:table-row table:style-name="ro2">
          <table:table-cell office:value-type="string" calcext:value-type="string">
            <text:p>AGG</text:p>
          </table:table-cell>
          <table:table-cell office:value-type="float" office:value="0.02889" calcext:value-type="float">
            <text:p>0.02889</text:p>
          </table:table-cell>
          <table:table-cell office:value-type="float" office:value="0.01832" calcext:value-type="float">
            <text:p>0.01832</text:p>
          </table:table-cell>
          <table:table-cell office:value-type="float" office:value="0.10009" calcext:value-type="float">
            <text:p>0.10009</text:p>
          </table:table-cell>
          <table:table-cell office:value-type="float" office:value="0.24027" calcext:value-type="float">
            <text:p>0.24027</text:p>
          </table:table-cell>
          <table:table-cell office:value-type="float" office:value="0.08274" calcext:value-type="float">
            <text:p>0.08274</text:p>
          </table:table-cell>
          <table:table-cell office:value-type="float" office:value="0.2955" calcext:value-type="float">
            <text:p>0.2955</text:p>
          </table:table-cell>
          <table:table-cell office:value-type="float" office:value="0.16701" calcext:value-type="float">
            <text:p>0.16701</text:p>
          </table:table-cell>
          <table:table-cell office:value-type="float" office:value="0.13129" calcext:value-type="float">
            <text:p>0.13129</text:p>
          </table:table-cell>
          <table:table-cell office:value-type="float" office:value="0.14382" calcext:value-type="float">
            <text:p>0.14382</text:p>
          </table:table-cell>
          <table:table-cell office:value-type="float" office:value="0.2499" calcext:value-type="float">
            <text:p>0.2499</text:p>
          </table:table-cell>
          <table:table-cell office:value-type="float" office:value="0.1728" calcext:value-type="float">
            <text:p>0.1728</text:p>
          </table:table-cell>
          <table:table-cell office:value-type="float" office:value="0.26775" calcext:value-type="float">
            <text:p>0.26775</text:p>
          </table:table-cell>
          <table:table-cell office:value-type="float" office:value="0.21342" calcext:value-type="float">
            <text:p>0.21342</text:p>
          </table:table-cell>
          <table:table-cell office:value-type="float" office:value="0.2007" calcext:value-type="float">
            <text:p>0.2007</text:p>
          </table:table-cell>
          <table:table-cell office:value-type="float" office:value="0.24159" calcext:value-type="float">
            <text:p>0.24159</text:p>
          </table:table-cell>
          <table:table-cell office:value-type="float" office:value="0.1595" calcext:value-type="float">
            <text:p>0.1595</text:p>
          </table:table-cell>
          <table:table-cell office:value-type="float" office:value="0.21862" calcext:value-type="float">
            <text:p>0.21862</text:p>
          </table:table-cell>
          <table:table-cell office:value-type="float" office:value="0.12873" calcext:value-type="float">
            <text:p>0.12873</text:p>
          </table:table-cell>
          <table:table-cell office:value-type="float" office:value="0.21078" calcext:value-type="float">
            <text:p>0.21078</text:p>
          </table:table-cell>
        </table:table-row>
        <table:table-row table:style-name="ro2">
          <table:table-cell office:value-type="string" calcext:value-type="string">
            <text:p>AGT</text:p>
          </table:table-cell>
          <table:table-cell office:value-type="float" office:value="0.01843" calcext:value-type="float">
            <text:p>0.01843</text:p>
          </table:table-cell>
          <table:table-cell office:value-type="float" office:value="0.01148" calcext:value-type="float">
            <text:p>0.01148</text:p>
          </table:table-cell>
          <table:table-cell office:value-type="float" office:value="0.10009" calcext:value-type="float">
            <text:p>0.10009</text:p>
          </table:table-cell>
          <table:table-cell office:value-type="float" office:value="0.24035" calcext:value-type="float">
            <text:p>0.24035</text:p>
          </table:table-cell>
          <table:table-cell office:value-type="float" office:value="0.07806" calcext:value-type="float">
            <text:p>0.07806</text:p>
          </table:table-cell>
          <table:table-cell office:value-type="float" office:value="0.2886" calcext:value-type="float">
            <text:p>0.2886</text:p>
          </table:table-cell>
          <table:table-cell office:value-type="float" office:value="0.1586" calcext:value-type="float">
            <text:p>0.1586</text:p>
          </table:table-cell>
          <table:table-cell office:value-type="float" office:value="0.13928" calcext:value-type="float">
            <text:p>0.13928</text:p>
          </table:table-cell>
          <table:table-cell office:value-type="float" office:value="0.15579" calcext:value-type="float">
            <text:p>0.15579</text:p>
          </table:table-cell>
          <table:table-cell office:value-type="float" office:value="0.23479" calcext:value-type="float">
            <text:p>0.23479</text:p>
          </table:table-cell>
          <table:table-cell office:value-type="float" office:value="0.16849" calcext:value-type="float">
            <text:p>0.16849</text:p>
          </table:table-cell>
          <table:table-cell office:value-type="float" office:value="0.2446" calcext:value-type="float">
            <text:p>0.2446</text:p>
          </table:table-cell>
          <table:table-cell office:value-type="float" office:value="0.23217" calcext:value-type="float">
            <text:p>0.23217</text:p>
          </table:table-cell>
          <table:table-cell office:value-type="float" office:value="0.21928" calcext:value-type="float">
            <text:p>0.21928</text:p>
          </table:table-cell>
          <table:table-cell office:value-type="float" office:value="0.2499" calcext:value-type="float">
            <text:p>0.2499</text:p>
          </table:table-cell>
          <table:table-cell office:value-type="float" office:value="0.15995" calcext:value-type="float">
            <text:p>0.15995</text:p>
          </table:table-cell>
          <table:table-cell office:value-type="float" office:value="0.1" calcext:value-type="float">
            <text:p>0.1</text:p>
          </table:table-cell>
          <table:table-cell office:value-type="float" office:value="0.14081" calcext:value-type="float">
            <text:p>0.14081</text:p>
          </table:table-cell>
          <table:table-cell office:value-type="float" office:value="0.20423" calcext:value-type="float">
            <text:p>0.20423</text:p>
          </table:table-cell>
        </table:table-row>
        <table:table-row table:style-name="ro2">
          <table:table-cell office:value-type="string" calcext:value-type="string">
            <text:p>ATA</text:p>
          </table:table-cell>
          <table:table-cell office:value-type="float" office:value="0.01793" calcext:value-type="float">
            <text:p>0.01793</text:p>
          </table:table-cell>
          <table:table-cell office:value-type="float" office:value="0.01165" calcext:value-type="float">
            <text:p>0.01165</text:p>
          </table:table-cell>
          <table:table-cell office:value-type="float" office:value="0.11454" calcext:value-type="float">
            <text:p>0.11454</text:p>
          </table:table-cell>
          <table:table-cell office:value-type="float" office:value="0.30035" calcext:value-type="float">
            <text:p>0.30035</text:p>
          </table:table-cell>
          <table:table-cell office:value-type="float" office:value="0.08908" calcext:value-type="float">
            <text:p>0.08908</text:p>
          </table:table-cell>
          <table:table-cell office:value-type="float" office:value="0.299" calcext:value-type="float">
            <text:p>0.299</text:p>
          </table:table-cell>
          <table:table-cell office:value-type="float" office:value="0.16039" calcext:value-type="float">
            <text:p>0.16039</text:p>
          </table:table-cell>
          <table:table-cell office:value-type="float" office:value="0.15142" calcext:value-type="float">
            <text:p>0.15142</text:p>
          </table:table-cell>
          <table:table-cell office:value-type="float" office:value="0.16686" calcext:value-type="float">
            <text:p>0.16686</text:p>
          </table:table-cell>
          <table:table-cell office:value-type="float" office:value="0.26622" calcext:value-type="float">
            <text:p>0.26622</text:p>
          </table:table-cell>
          <table:table-cell office:value-type="float" office:value="0.18021" calcext:value-type="float">
            <text:p>0.18021</text:p>
          </table:table-cell>
          <table:table-cell office:value-type="float" office:value="0.24432" calcext:value-type="float">
            <text:p>0.24432</text:p>
          </table:table-cell>
          <table:table-cell office:value-type="float" office:value="0.23162" calcext:value-type="float">
            <text:p>0.23162</text:p>
          </table:table-cell>
          <table:table-cell office:value-type="float" office:value="0.21931" calcext:value-type="float">
            <text:p>0.21931</text:p>
          </table:table-cell>
          <table:table-cell office:value-type="float" office:value="0.22419" calcext:value-type="float">
            <text:p>0.22419</text:p>
          </table:table-cell>
          <table:table-cell office:value-type="float" office:value="0.15075" calcext:value-type="float">
            <text:p>0.15075</text:p>
          </table:table-cell>
          <table:table-cell office:value-type="float" office:value="0.20618" calcext:value-type="float">
            <text:p>0.20618</text:p>
          </table:table-cell>
          <table:table-cell office:value-type="float" office:value="0.14696" calcext:value-type="float">
            <text:p>0.14696</text:p>
          </table:table-cell>
          <table:table-cell office:value-type="float" office:value="0.15469" calcext:value-type="float">
            <text:p>0.15469</text:p>
          </table:table-cell>
        </table:table-row>
        <table:table-row table:style-name="ro2">
          <table:table-cell office:value-type="string" calcext:value-type="string">
            <text:p>ATC</text:p>
          </table:table-cell>
          <table:table-cell office:value-type="float" office:value="0.01591" calcext:value-type="float">
            <text:p>0.01591</text:p>
          </table:table-cell>
          <table:table-cell office:value-type="float" office:value="0.00492" calcext:value-type="float">
            <text:p>0.00492</text:p>
          </table:table-cell>
          <table:table-cell office:value-type="float" office:value="0.07593" calcext:value-type="float">
            <text:p>0.07593</text:p>
          </table:table-cell>
          <table:table-cell office:value-type="float" office:value="0.21307" calcext:value-type="float">
            <text:p>0.21307</text:p>
          </table:table-cell>
          <table:table-cell office:value-type="float" office:value="0.06714" calcext:value-type="float">
            <text:p>0.06714</text:p>
          </table:table-cell>
          <table:table-cell office:value-type="float" office:value="0.2618" calcext:value-type="float">
            <text:p>0.2618</text:p>
          </table:table-cell>
          <table:table-cell office:value-type="float" office:value="0.14096" calcext:value-type="float">
            <text:p>0.14096</text:p>
          </table:table-cell>
          <table:table-cell office:value-type="float" office:value="0.12" calcext:value-type="float">
            <text:p>0.12</text:p>
          </table:table-cell>
          <table:table-cell office:value-type="float" office:value="0.12393" calcext:value-type="float">
            <text:p>0.12393</text:p>
          </table:table-cell>
          <table:table-cell office:value-type="float" office:value="0.16898" calcext:value-type="float">
            <text:p>0.16898</text:p>
          </table:table-cell>
          <table:table-cell office:value-type="float" office:value="0.16519" calcext:value-type="float">
            <text:p>0.16519</text:p>
          </table:table-cell>
          <table:table-cell office:value-type="float" office:value="0.24642" calcext:value-type="float">
            <text:p>0.24642</text:p>
          </table:table-cell>
          <table:table-cell office:value-type="float" office:value="0.20567" calcext:value-type="float">
            <text:p>0.20567</text:p>
          </table:table-cell>
          <table:table-cell office:value-type="float" office:value="0.20924" calcext:value-type="float">
            <text:p>0.20924</text:p>
          </table:table-cell>
          <table:table-cell office:value-type="float" office:value="0.25958" calcext:value-type="float">
            <text:p>0.25958</text:p>
          </table:table-cell>
          <table:table-cell office:value-type="float" office:value="0.157" calcext:value-type="float">
            <text:p>0.157</text:p>
          </table:table-cell>
          <table:table-cell office:value-type="float" office:value="0.22379" calcext:value-type="float">
            <text:p>0.22379</text:p>
          </table:table-cell>
          <table:table-cell office:value-type="float" office:value="0.16199" calcext:value-type="float">
            <text:p>0.16199</text:p>
          </table:table-cell>
          <table:table-cell office:value-type="float" office:value="0.2085" calcext:value-type="float">
            <text:p>0.2085</text:p>
          </table:table-cell>
        </table:table-row>
        <table:table-row table:style-name="ro2">
          <table:table-cell office:value-type="string" calcext:value-type="string">
            <text:p>ATG</text:p>
          </table:table-cell>
          <table:table-cell office:value-type="float" office:value="0.01798" calcext:value-type="float">
            <text:p>0.01798</text:p>
          </table:table-cell>
          <table:table-cell office:value-type="float" office:value="0.00476" calcext:value-type="float">
            <text:p>0.00476</text:p>
          </table:table-cell>
          <table:table-cell office:value-type="float" office:value="0.09813" calcext:value-type="float">
            <text:p>0.09813</text:p>
          </table:table-cell>
          <table:table-cell office:value-type="float" office:value="0.25344" calcext:value-type="float">
            <text:p>0.25344</text:p>
          </table:table-cell>
          <table:table-cell office:value-type="float" office:value="0.07982" calcext:value-type="float">
            <text:p>0.07982</text:p>
          </table:table-cell>
          <table:table-cell office:value-type="float" office:value="0.2673" calcext:value-type="float">
            <text:p>0.2673</text:p>
          </table:table-cell>
          <table:table-cell office:value-type="float" office:value="0.15593" calcext:value-type="float">
            <text:p>0.15593</text:p>
          </table:table-cell>
          <table:table-cell office:value-type="float" office:value="0.12508" calcext:value-type="float">
            <text:p>0.12508</text:p>
          </table:table-cell>
          <table:table-cell office:value-type="float" office:value="0.14733" calcext:value-type="float">
            <text:p>0.14733</text:p>
          </table:table-cell>
          <table:table-cell office:value-type="float" office:value="0.20091" calcext:value-type="float">
            <text:p>0.20091</text:p>
          </table:table-cell>
          <table:table-cell office:value-type="float" office:value="0.15122" calcext:value-type="float">
            <text:p>0.15122</text:p>
          </table:table-cell>
          <table:table-cell office:value-type="float" office:value="0.23302" calcext:value-type="float">
            <text:p>0.23302</text:p>
          </table:table-cell>
          <table:table-cell office:value-type="float" office:value="0.19582" calcext:value-type="float">
            <text:p>0.19582</text:p>
          </table:table-cell>
          <table:table-cell office:value-type="float" office:value="0.18696" calcext:value-type="float">
            <text:p>0.18696</text:p>
          </table:table-cell>
          <table:table-cell office:value-type="float" office:value="0.23045" calcext:value-type="float">
            <text:p>0.23045</text:p>
          </table:table-cell>
          <table:table-cell office:value-type="float" office:value="0.1576" calcext:value-type="float">
            <text:p>0.1576</text:p>
          </table:table-cell>
          <table:table-cell office:value-type="float" office:value="0.22684" calcext:value-type="float">
            <text:p>0.22684</text:p>
          </table:table-cell>
          <table:table-cell office:value-type="float" office:value="0.12639" calcext:value-type="float">
            <text:p>0.12639</text:p>
          </table:table-cell>
          <table:table-cell office:value-type="float" office:value="0.19292" calcext:value-type="float">
            <text:p>0.19292</text:p>
          </table:table-cell>
        </table:table-row>
        <table:table-row table:style-name="ro2">
          <table:table-cell office:value-type="string" calcext:value-type="string">
            <text:p>ATT</text:p>
          </table:table-cell>
          <table:table-cell office:value-type="float" office:value="0.01553" calcext:value-type="float">
            <text:p>0.01553</text:p>
          </table:table-cell>
          <table:table-cell office:value-type="float" office:value="0.00485" calcext:value-type="float">
            <text:p>0.00485</text:p>
          </table:table-cell>
          <table:table-cell office:value-type="float" office:value="0.09626" calcext:value-type="float">
            <text:p>0.09626</text:p>
          </table:table-cell>
          <table:table-cell office:value-type="float" office:value="0.25706" calcext:value-type="float">
            <text:p>0.25706</text:p>
          </table:table-cell>
          <table:table-cell office:value-type="float" office:value="0.07744" calcext:value-type="float">
            <text:p>0.07744</text:p>
          </table:table-cell>
          <table:table-cell office:value-type="float" office:value="0.2665" calcext:value-type="float">
            <text:p>0.2665</text:p>
          </table:table-cell>
          <table:table-cell office:value-type="float" office:value="0.14599" calcext:value-type="float">
            <text:p>0.14599</text:p>
          </table:table-cell>
          <table:table-cell office:value-type="float" office:value="0.13242" calcext:value-type="float">
            <text:p>0.13242</text:p>
          </table:table-cell>
          <table:table-cell office:value-type="float" office:value="0.13501" calcext:value-type="float">
            <text:p>0.13501</text:p>
          </table:table-cell>
          <table:table-cell office:value-type="float" office:value="0.19358" calcext:value-type="float">
            <text:p>0.19358</text:p>
          </table:table-cell>
          <table:table-cell office:value-type="float" office:value="0.17851" calcext:value-type="float">
            <text:p>0.17851</text:p>
          </table:table-cell>
          <table:table-cell office:value-type="float" office:value="0.2685" calcext:value-type="float">
            <text:p>0.2685</text:p>
          </table:table-cell>
          <table:table-cell office:value-type="float" office:value="0.22432" calcext:value-type="float">
            <text:p>0.22432</text:p>
          </table:table-cell>
          <table:table-cell office:value-type="float" office:value="0.2284" calcext:value-type="float">
            <text:p>0.2284</text:p>
          </table:table-cell>
          <table:table-cell office:value-type="float" office:value="0.25693" calcext:value-type="float">
            <text:p>0.25693</text:p>
          </table:table-cell>
          <table:table-cell office:value-type="float" office:value="0.18078" calcext:value-type="float">
            <text:p>0.18078</text:p>
          </table:table-cell>
          <table:table-cell office:value-type="float" office:value="0.26173" calcext:value-type="float">
            <text:p>0.26173</text:p>
          </table:table-cell>
          <table:table-cell office:value-type="float" office:value="0.14937" calcext:value-type="float">
            <text:p>0.14937</text:p>
          </table:table-cell>
          <table:table-cell office:value-type="float" office:value="0.21188" calcext:value-type="float">
            <text:p>0.21188</text:p>
          </table:table-cell>
        </table:table-row>
        <table:table-row table:style-name="ro2">
          <table:table-cell office:value-type="string" calcext:value-type="string">
            <text:p>CAA</text:p>
          </table:table-cell>
          <table:table-cell office:value-type="float" office:value="0.01792" calcext:value-type="float">
            <text:p>0.01792</text:p>
          </table:table-cell>
          <table:table-cell office:value-type="float" office:value="0.00372" calcext:value-type="float">
            <text:p>0.00372</text:p>
          </table:table-cell>
          <table:table-cell office:value-type="float" office:value="0.07701" calcext:value-type="float">
            <text:p>0.07701</text:p>
          </table:table-cell>
          <table:table-cell office:value-type="float" office:value="0.2023" calcext:value-type="float">
            <text:p>0.2023</text:p>
          </table:table-cell>
          <table:table-cell office:value-type="float" office:value="0.06814" calcext:value-type="float">
            <text:p>0.06814</text:p>
          </table:table-cell>
          <table:table-cell office:value-type="float" office:value="0.2642" calcext:value-type="float">
            <text:p>0.2642</text:p>
          </table:table-cell>
          <table:table-cell office:value-type="float" office:value="0.16609" calcext:value-type="float">
            <text:p>0.16609</text:p>
          </table:table-cell>
          <table:table-cell office:value-type="float" office:value="0.17195" calcext:value-type="float">
            <text:p>0.17195</text:p>
          </table:table-cell>
          <table:table-cell office:value-type="float" office:value="0.17789" calcext:value-type="float">
            <text:p>0.17789</text:p>
          </table:table-cell>
          <table:table-cell office:value-type="float" office:value="0.15484" calcext:value-type="float">
            <text:p>0.15484</text:p>
          </table:table-cell>
          <table:table-cell office:value-type="float" office:value="0.14425" calcext:value-type="float">
            <text:p>0.14425</text:p>
          </table:table-cell>
          <table:table-cell office:value-type="float" office:value="0.21732" calcext:value-type="float">
            <text:p>0.21732</text:p>
          </table:table-cell>
          <table:table-cell office:value-type="float" office:value="0.20089" calcext:value-type="float">
            <text:p>0.20089</text:p>
          </table:table-cell>
          <table:table-cell office:value-type="float" office:value="0.18535" calcext:value-type="float">
            <text:p>0.18535</text:p>
          </table:table-cell>
          <table:table-cell office:value-type="float" office:value="0.21469" calcext:value-type="float">
            <text:p>0.21469</text:p>
          </table:table-cell>
          <table:table-cell office:value-type="float" office:value="0.13822" calcext:value-type="float">
            <text:p>0.13822</text:p>
          </table:table-cell>
          <table:table-cell office:value-type="float" office:value="0.21134" calcext:value-type="float">
            <text:p>0.21134</text:p>
          </table:table-cell>
          <table:table-cell office:value-type="float" office:value="0.14937" calcext:value-type="float">
            <text:p>0.14937</text:p>
          </table:table-cell>
          <table:table-cell office:value-type="float" office:value="0.19708" calcext:value-type="float">
            <text:p>0.19708</text:p>
          </table:table-cell>
        </table:table-row>
        <table:table-row table:style-name="ro2">
          <table:table-cell office:value-type="string" calcext:value-type="string">
            <text:p>CAC</text:p>
          </table:table-cell>
          <table:table-cell office:value-type="float" office:value="0.01413" calcext:value-type="float">
            <text:p>0.01413</text:p>
          </table:table-cell>
          <table:table-cell office:value-type="float" office:value="0.00587" calcext:value-type="float">
            <text:p>0.00587</text:p>
          </table:table-cell>
          <table:table-cell office:value-type="float" office:value="0.07035" calcext:value-type="float">
            <text:p>0.07035</text:p>
          </table:table-cell>
          <table:table-cell office:value-type="float" office:value="0.18796" calcext:value-type="float">
            <text:p>0.18796</text:p>
          </table:table-cell>
          <table:table-cell office:value-type="float" office:value="0.06501" calcext:value-type="float">
            <text:p>0.06501</text:p>
          </table:table-cell>
          <table:table-cell office:value-type="float" office:value="0.2699" calcext:value-type="float">
            <text:p>0.2699</text:p>
          </table:table-cell>
          <table:table-cell office:value-type="float" office:value="0.15147" calcext:value-type="float">
            <text:p>0.15147</text:p>
          </table:table-cell>
          <table:table-cell office:value-type="float" office:value="0.12452" calcext:value-type="float">
            <text:p>0.12452</text:p>
          </table:table-cell>
          <table:table-cell office:value-type="float" office:value="0.14571" calcext:value-type="float">
            <text:p>0.14571</text:p>
          </table:table-cell>
          <table:table-cell office:value-type="float" office:value="0.11064" calcext:value-type="float">
            <text:p>0.11064</text:p>
          </table:table-cell>
          <table:table-cell office:value-type="float" office:value="0.10673" calcext:value-type="float">
            <text:p>0.10673</text:p>
          </table:table-cell>
          <table:table-cell office:value-type="float" office:value="0.16944" calcext:value-type="float">
            <text:p>0.16944</text:p>
          </table:table-cell>
          <table:table-cell office:value-type="float" office:value="0.14572" calcext:value-type="float">
            <text:p>0.14572</text:p>
          </table:table-cell>
          <table:table-cell office:value-type="float" office:value="0.14091" calcext:value-type="float">
            <text:p>0.14091</text:p>
          </table:table-cell>
          <table:table-cell office:value-type="float" office:value="0.15688" calcext:value-type="float">
            <text:p>0.15688</text:p>
          </table:table-cell>
          <table:table-cell office:value-type="float" office:value="0.12173" calcext:value-type="float">
            <text:p>0.12173</text:p>
          </table:table-cell>
          <table:table-cell office:value-type="float" office:value="0.19251" calcext:value-type="float">
            <text:p>0.19251</text:p>
          </table:table-cell>
          <table:table-cell office:value-type="float" office:value="0.11909" calcext:value-type="float">
            <text:p>0.11909</text:p>
          </table:table-cell>
          <table:table-cell office:value-type="float" office:value="0.18252" calcext:value-type="float">
            <text:p>0.18252</text:p>
          </table:table-cell>
        </table:table-row>
        <table:table-row table:style-name="ro2">
          <table:table-cell office:value-type="string" calcext:value-type="string">
            <text:p>CAG</text:p>
          </table:table-cell>
          <table:table-cell office:value-type="float" office:value="0.01693" calcext:value-type="float">
            <text:p>0.01693</text:p>
          </table:table-cell>
          <table:table-cell office:value-type="float" office:value="0.00918" calcext:value-type="float">
            <text:p>0.00918</text:p>
          </table:table-cell>
          <table:table-cell office:value-type="float" office:value="0.07912" calcext:value-type="float">
            <text:p>0.07912</text:p>
          </table:table-cell>
          <table:table-cell office:value-type="float" office:value="0.19252" calcext:value-type="float">
            <text:p>0.19252</text:p>
          </table:table-cell>
          <table:table-cell office:value-type="float" office:value="0.06826" calcext:value-type="float">
            <text:p>0.06826</text:p>
          </table:table-cell>
          <table:table-cell office:value-type="float" office:value="0.2726" calcext:value-type="float">
            <text:p>0.2726</text:p>
          </table:table-cell>
          <table:table-cell office:value-type="float" office:value="0.16067" calcext:value-type="float">
            <text:p>0.16067</text:p>
          </table:table-cell>
          <table:table-cell office:value-type="float" office:value="0.13973" calcext:value-type="float">
            <text:p>0.13973</text:p>
          </table:table-cell>
          <table:table-cell office:value-type="float" office:value="0.13826" calcext:value-type="float">
            <text:p>0.13826</text:p>
          </table:table-cell>
          <table:table-cell office:value-type="float" office:value="0.24467" calcext:value-type="float">
            <text:p>0.24467</text:p>
          </table:table-cell>
          <table:table-cell office:value-type="float" office:value="0.15938" calcext:value-type="float">
            <text:p>0.15938</text:p>
          </table:table-cell>
          <table:table-cell office:value-type="float" office:value="0.23925" calcext:value-type="float">
            <text:p>0.23925</text:p>
          </table:table-cell>
          <table:table-cell office:value-type="float" office:value="0.20674" calcext:value-type="float">
            <text:p>0.20674</text:p>
          </table:table-cell>
          <table:table-cell office:value-type="float" office:value="0.20583" calcext:value-type="float">
            <text:p>0.20583</text:p>
          </table:table-cell>
          <table:table-cell office:value-type="float" office:value="0.24627" calcext:value-type="float">
            <text:p>0.24627</text:p>
          </table:table-cell>
          <table:table-cell office:value-type="float" office:value="0.16702" calcext:value-type="float">
            <text:p>0.16702</text:p>
          </table:table-cell>
          <table:table-cell office:value-type="float" office:value="0.21929" calcext:value-type="float">
            <text:p>0.21929</text:p>
          </table:table-cell>
          <table:table-cell office:value-type="float" office:value="0.13687" calcext:value-type="float">
            <text:p>0.13687</text:p>
          </table:table-cell>
          <table:table-cell office:value-type="float" office:value="0.24099" calcext:value-type="float">
            <text:p>0.24099</text:p>
          </table:table-cell>
        </table:table-row>
        <table:table-row table:style-name="ro2">
          <table:table-cell office:value-type="string" calcext:value-type="string">
            <text:p>CAT</text:p>
          </table:table-cell>
          <table:table-cell office:value-type="float" office:value="0.01534" calcext:value-type="float">
            <text:p>0.01534</text:p>
          </table:table-cell>
          <table:table-cell office:value-type="float" office:value="0.00529" calcext:value-type="float">
            <text:p>0.00529</text:p>
          </table:table-cell>
          <table:table-cell office:value-type="float" office:value="0.09261" calcext:value-type="float">
            <text:p>0.09261</text:p>
          </table:table-cell>
          <table:table-cell office:value-type="float" office:value="0.25016" calcext:value-type="float">
            <text:p>0.25016</text:p>
          </table:table-cell>
          <table:table-cell office:value-type="float" office:value="0.074" calcext:value-type="float">
            <text:p>0.074</text:p>
          </table:table-cell>
          <table:table-cell office:value-type="float" office:value="0.275" calcext:value-type="float">
            <text:p>0.275</text:p>
          </table:table-cell>
          <table:table-cell office:value-type="float" office:value="0.16662" calcext:value-type="float">
            <text:p>0.16662</text:p>
          </table:table-cell>
          <table:table-cell office:value-type="float" office:value="0.15352" calcext:value-type="float">
            <text:p>0.15352</text:p>
          </table:table-cell>
          <table:table-cell office:value-type="float" office:value="0.16813" calcext:value-type="float">
            <text:p>0.16813</text:p>
          </table:table-cell>
          <table:table-cell office:value-type="float" office:value="0.18971" calcext:value-type="float">
            <text:p>0.18971</text:p>
          </table:table-cell>
          <table:table-cell office:value-type="float" office:value="0.13371" calcext:value-type="float">
            <text:p>0.13371</text:p>
          </table:table-cell>
          <table:table-cell office:value-type="float" office:value="0.19165" calcext:value-type="float">
            <text:p>0.19165</text:p>
          </table:table-cell>
          <table:table-cell office:value-type="float" office:value="0.1741" calcext:value-type="float">
            <text:p>0.1741</text:p>
          </table:table-cell>
          <table:table-cell office:value-type="float" office:value="0.1749" calcext:value-type="float">
            <text:p>0.1749</text:p>
          </table:table-cell>
          <table:table-cell office:value-type="float" office:value="0.19659" calcext:value-type="float">
            <text:p>0.19659</text:p>
          </table:table-cell>
          <table:table-cell office:value-type="float" office:value="0.16771" calcext:value-type="float">
            <text:p>0.16771</text:p>
          </table:table-cell>
          <table:table-cell office:value-type="float" office:value="0.20861" calcext:value-type="float">
            <text:p>0.20861</text:p>
          </table:table-cell>
          <table:table-cell office:value-type="float" office:value="0.12823" calcext:value-type="float">
            <text:p>0.12823</text:p>
          </table:table-cell>
          <table:table-cell office:value-type="float" office:value="0.15778" calcext:value-type="float">
            <text:p>0.15778</text:p>
          </table:table-cell>
        </table:table-row>
        <table:table-row table:style-name="ro2">
          <table:table-cell office:value-type="string" calcext:value-type="string">
            <text:p>CCA</text:p>
          </table:table-cell>
          <table:table-cell office:value-type="float" office:value="0.01929" calcext:value-type="float">
            <text:p>0.01929</text:p>
          </table:table-cell>
          <table:table-cell office:value-type="float" office:value="0.00539" calcext:value-type="float">
            <text:p>0.00539</text:p>
          </table:table-cell>
          <table:table-cell office:value-type="float" office:value="0.06719" calcext:value-type="float">
            <text:p>0.06719</text:p>
          </table:table-cell>
          <table:table-cell office:value-type="float" office:value="0.21224" calcext:value-type="float">
            <text:p>0.21224</text:p>
          </table:table-cell>
          <table:table-cell office:value-type="float" office:value="0.06591" calcext:value-type="float">
            <text:p>0.06591</text:p>
          </table:table-cell>
          <table:table-cell office:value-type="float" office:value="0.2478" calcext:value-type="float">
            <text:p>0.2478</text:p>
          </table:table-cell>
          <table:table-cell office:value-type="float" office:value="0.15596" calcext:value-type="float">
            <text:p>0.15596</text:p>
          </table:table-cell>
          <table:table-cell office:value-type="float" office:value="0.14265" calcext:value-type="float">
            <text:p>0.14265</text:p>
          </table:table-cell>
          <table:table-cell office:value-type="float" office:value="0.15097" calcext:value-type="float">
            <text:p>0.15097</text:p>
          </table:table-cell>
          <table:table-cell office:value-type="float" office:value="0.14722" calcext:value-type="float">
            <text:p>0.14722</text:p>
          </table:table-cell>
          <table:table-cell office:value-type="float" office:value="0.13361" calcext:value-type="float">
            <text:p>0.13361</text:p>
          </table:table-cell>
          <table:table-cell office:value-type="float" office:value="0.23154" calcext:value-type="float">
            <text:p>0.23154</text:p>
          </table:table-cell>
          <table:table-cell office:value-type="float" office:value="0.20038" calcext:value-type="float">
            <text:p>0.20038</text:p>
          </table:table-cell>
          <table:table-cell office:value-type="float" office:value="0.18606" calcext:value-type="float">
            <text:p>0.18606</text:p>
          </table:table-cell>
          <table:table-cell office:value-type="float" office:value="0.21305" calcext:value-type="float">
            <text:p>0.21305</text:p>
          </table:table-cell>
          <table:table-cell office:value-type="float" office:value="0.13901" calcext:value-type="float">
            <text:p>0.13901</text:p>
          </table:table-cell>
          <table:table-cell office:value-type="float" office:value="0.21332" calcext:value-type="float">
            <text:p>0.21332</text:p>
          </table:table-cell>
          <table:table-cell office:value-type="float" office:value="0.15034" calcext:value-type="float">
            <text:p>0.15034</text:p>
          </table:table-cell>
          <table:table-cell office:value-type="float" office:value="0.1828" calcext:value-type="float">
            <text:p>0.1828</text:p>
          </table:table-cell>
        </table:table-row>
        <table:table-row table:style-name="ro2">
          <table:table-cell office:value-type="string" calcext:value-type="string">
            <text:p>CCC</text:p>
          </table:table-cell>
          <table:table-cell office:value-type="float" office:value="0.02652" calcext:value-type="float">
            <text:p>0.02652</text:p>
          </table:table-cell>
          <table:table-cell office:value-type="float" office:value="0.02078" calcext:value-type="float">
            <text:p>0.02078</text:p>
          </table:table-cell>
          <table:table-cell office:value-type="float" office:value="0.08764" calcext:value-type="float">
            <text:p>0.08764</text:p>
          </table:table-cell>
          <table:table-cell office:value-type="float" office:value="0.23721" calcext:value-type="float">
            <text:p>0.23721</text:p>
          </table:table-cell>
          <table:table-cell office:value-type="float" office:value="0.06596" calcext:value-type="float">
            <text:p>0.06596</text:p>
          </table:table-cell>
          <table:table-cell office:value-type="float" office:value="0.2167" calcext:value-type="float">
            <text:p>0.2167</text:p>
          </table:table-cell>
          <table:table-cell office:value-type="float" office:value="0.1342" calcext:value-type="float">
            <text:p>0.1342</text:p>
          </table:table-cell>
          <table:table-cell office:value-type="float" office:value="0.12" calcext:value-type="float">
            <text:p>0.12</text:p>
          </table:table-cell>
          <table:table-cell office:value-type="float" office:value="0.11139" calcext:value-type="float">
            <text:p>0.11139</text:p>
          </table:table-cell>
          <table:table-cell office:value-type="float" office:value="0.226" calcext:value-type="float">
            <text:p>0.226</text:p>
          </table:table-cell>
          <table:table-cell office:value-type="float" office:value="0.13157" calcext:value-type="float">
            <text:p>0.13157</text:p>
          </table:table-cell>
          <table:table-cell office:value-type="float" office:value="0.20009" calcext:value-type="float">
            <text:p>0.20009</text:p>
          </table:table-cell>
          <table:table-cell office:value-type="float" office:value="0.15552" calcext:value-type="float">
            <text:p>0.15552</text:p>
          </table:table-cell>
          <table:table-cell office:value-type="float" office:value="0.16964" calcext:value-type="float">
            <text:p>0.16964</text:p>
          </table:table-cell>
          <table:table-cell office:value-type="float" office:value="0.16469" calcext:value-type="float">
            <text:p>0.16469</text:p>
          </table:table-cell>
          <table:table-cell office:value-type="float" office:value="0.1" calcext:value-type="float">
            <text:p>0.1</text:p>
          </table:table-cell>
          <table:table-cell office:value-type="float" office:value="0.15477" calcext:value-type="float">
            <text:p>0.15477</text:p>
          </table:table-cell>
          <table:table-cell office:value-type="float" office:value="0.12468" calcext:value-type="float">
            <text:p>0.12468</text:p>
          </table:table-cell>
          <table:table-cell office:value-type="float" office:value="0.21183" calcext:value-type="float">
            <text:p>0.21183</text:p>
          </table:table-cell>
        </table:table-row>
        <table:table-row table:style-name="ro2">
          <table:table-cell office:value-type="string" calcext:value-type="string">
            <text:p>CCG</text:p>
          </table:table-cell>
          <table:table-cell office:value-type="float" office:value="0.01551" calcext:value-type="float">
            <text:p>0.01551</text:p>
          </table:table-cell>
          <table:table-cell office:value-type="float" office:value="0.01012" calcext:value-type="float">
            <text:p>0.01012</text:p>
          </table:table-cell>
          <table:table-cell office:value-type="float" office:value="0.08923" calcext:value-type="float">
            <text:p>0.08923</text:p>
          </table:table-cell>
          <table:table-cell office:value-type="float" office:value="0.24578" calcext:value-type="float">
            <text:p>0.24578</text:p>
          </table:table-cell>
          <table:table-cell office:value-type="float" office:value="0.08271" calcext:value-type="float">
            <text:p>0.08271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13893" calcext:value-type="float">
            <text:p>0.13893</text:p>
          </table:table-cell>
          <table:table-cell office:value-type="float" office:value="0.12" calcext:value-type="float">
            <text:p>0.12</text:p>
          </table:table-cell>
          <table:table-cell office:value-type="float" office:value="0.10966" calcext:value-type="float">
            <text:p>0.10966</text:p>
          </table:table-cell>
          <table:table-cell office:value-type="float" office:value="0.24471" calcext:value-type="float">
            <text:p>0.24471</text:p>
          </table:table-cell>
          <table:table-cell office:value-type="float" office:value="0.16215" calcext:value-type="float">
            <text:p>0.16215</text:p>
          </table:table-cell>
          <table:table-cell office:value-type="float" office:value="0.23808" calcext:value-type="float">
            <text:p>0.23808</text:p>
          </table:table-cell>
          <table:table-cell office:value-type="float" office:value="0.23047" calcext:value-type="float">
            <text:p>0.23047</text:p>
          </table:table-cell>
          <table:table-cell office:value-type="float" office:value="0.19759" calcext:value-type="float">
            <text:p>0.19759</text:p>
          </table:table-cell>
          <table:table-cell office:value-type="float" office:value="0.23522" calcext:value-type="float">
            <text:p>0.23522</text:p>
          </table:table-cell>
          <table:table-cell office:value-type="float" office:value="0.13865" calcext:value-type="float">
            <text:p>0.13865</text:p>
          </table:table-cell>
          <table:table-cell office:value-type="float" office:value="0.17902" calcext:value-type="float">
            <text:p>0.17902</text:p>
          </table:table-cell>
          <table:table-cell office:value-type="float" office:value="0.13129" calcext:value-type="float">
            <text:p>0.13129</text:p>
          </table:table-cell>
          <table:table-cell office:value-type="float" office:value="0.11626" calcext:value-type="float">
            <text:p>0.11626</text:p>
          </table:table-cell>
        </table:table-row>
        <table:table-row table:style-name="ro2">
          <table:table-cell office:value-type="string" calcext:value-type="string">
            <text:p>CCT</text:p>
          </table:table-cell>
          <table:table-cell office:value-type="float" office:value="0.01858" calcext:value-type="float">
            <text:p>0.01858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8643" calcext:value-type="float">
            <text:p>0.08643</text:p>
          </table:table-cell>
          <table:table-cell office:value-type="float" office:value="0.25087" calcext:value-type="float">
            <text:p>0.25087</text:p>
          </table:table-cell>
          <table:table-cell office:value-type="float" office:value="0.07136" calcext:value-type="float">
            <text:p>0.07136</text:p>
          </table:table-cell>
          <table:table-cell office:value-type="float" office:value="0.237" calcext:value-type="float">
            <text:p>0.237</text:p>
          </table:table-cell>
          <table:table-cell office:value-type="float" office:value="0.14127" calcext:value-type="float">
            <text:p>0.14127</text:p>
          </table:table-cell>
          <table:table-cell office:value-type="float" office:value="0.12537" calcext:value-type="float">
            <text:p>0.12537</text:p>
          </table:table-cell>
          <table:table-cell office:value-type="float" office:value="0.14516" calcext:value-type="float">
            <text:p>0.14516</text:p>
          </table:table-cell>
          <table:table-cell office:value-type="float" office:value="0.19451" calcext:value-type="float">
            <text:p>0.19451</text:p>
          </table:table-cell>
          <table:table-cell office:value-type="float" office:value="0.13218" calcext:value-type="float">
            <text:p>0.13218</text:p>
          </table:table-cell>
          <table:table-cell office:value-type="float" office:value="0.21552" calcext:value-type="float">
            <text:p>0.21552</text:p>
          </table:table-cell>
          <table:table-cell office:value-type="float" office:value="0.19347" calcext:value-type="float">
            <text:p>0.19347</text:p>
          </table:table-cell>
          <table:table-cell office:value-type="float" office:value="0.18109" calcext:value-type="float">
            <text:p>0.18109</text:p>
          </table:table-cell>
          <table:table-cell office:value-type="float" office:value="0.21236" calcext:value-type="float">
            <text:p>0.21236</text:p>
          </table:table-cell>
          <table:table-cell office:value-type="float" office:value="0.14906" calcext:value-type="float">
            <text:p>0.14906</text:p>
          </table:table-cell>
          <table:table-cell office:value-type="float" office:value="0.17645" calcext:value-type="float">
            <text:p>0.17645</text:p>
          </table:table-cell>
          <table:table-cell office:value-type="float" office:value="0.14228" calcext:value-type="float">
            <text:p>0.14228</text:p>
          </table:table-cell>
          <table:table-cell office:value-type="float" office:value="0.19837" calcext:value-type="float">
            <text:p>0.19837</text:p>
          </table:table-cell>
        </table:table-row>
        <table:table-row table:style-name="ro2">
          <table:table-cell office:value-type="string" calcext:value-type="string">
            <text:p>CGA</text:p>
          </table:table-cell>
          <table:table-cell office:value-type="float" office:value="0.02292" calcext:value-type="float">
            <text:p>0.02292</text:p>
          </table:table-cell>
          <table:table-cell office:value-type="float" office:value="0.01086" calcext:value-type="float">
            <text:p>0.01086</text:p>
          </table:table-cell>
          <table:table-cell office:value-type="float" office:value="0.0962" calcext:value-type="float">
            <text:p>0.0962</text:p>
          </table:table-cell>
          <table:table-cell office:value-type="float" office:value="0.22654" calcext:value-type="float">
            <text:p>0.22654</text:p>
          </table:table-cell>
          <table:table-cell office:value-type="float" office:value="0.08299" calcext:value-type="float">
            <text:p>0.08299</text:p>
          </table:table-cell>
          <table:table-cell office:value-type="float" office:value="0.2737" calcext:value-type="float">
            <text:p>0.2737</text:p>
          </table:table-cell>
          <table:table-cell office:value-type="float" office:value="0.16009" calcext:value-type="float">
            <text:p>0.16009</text:p>
          </table:table-cell>
          <table:table-cell office:value-type="float" office:value="0.13558" calcext:value-type="float">
            <text:p>0.13558</text:p>
          </table:table-cell>
          <table:table-cell office:value-type="float" office:value="0.15941" calcext:value-type="float">
            <text:p>0.15941</text:p>
          </table:table-cell>
          <table:table-cell office:value-type="float" office:value="0.20826" calcext:value-type="float">
            <text:p>0.20826</text:p>
          </table:table-cell>
          <table:table-cell office:value-type="float" office:value="0.14816" calcext:value-type="float">
            <text:p>0.14816</text:p>
          </table:table-cell>
          <table:table-cell office:value-type="float" office:value="0.19767" calcext:value-type="float">
            <text:p>0.19767</text:p>
          </table:table-cell>
          <table:table-cell office:value-type="float" office:value="0.25841" calcext:value-type="float">
            <text:p>0.25841</text:p>
          </table:table-cell>
          <table:table-cell office:value-type="float" office:value="0.1905" calcext:value-type="float">
            <text:p>0.1905</text:p>
          </table:table-cell>
          <table:table-cell office:value-type="float" office:value="0.25394" calcext:value-type="float">
            <text:p>0.25394</text:p>
          </table:table-cell>
          <table:table-cell office:value-type="float" office:value="0.15896" calcext:value-type="float">
            <text:p>0.15896</text:p>
          </table:table-cell>
          <table:table-cell office:value-type="float" office:value="0.12673" calcext:value-type="float">
            <text:p>0.12673</text:p>
          </table:table-cell>
          <table:table-cell office:value-type="float" office:value="0.12678" calcext:value-type="float">
            <text:p>0.12678</text:p>
          </table:table-cell>
          <table:table-cell office:value-type="float" office:value="0.25262" calcext:value-type="float">
            <text:p>0.25262</text:p>
          </table:table-cell>
        </table:table-row>
        <table:table-row table:style-name="ro2">
          <table:table-cell office:value-type="string" calcext:value-type="string">
            <text:p>CGC</text:p>
          </table:table-cell>
          <table:table-cell office:value-type="float" office:value="0.01653" calcext:value-type="float">
            <text:p>0.01653</text:p>
          </table:table-cell>
          <table:table-cell office:value-type="float" office:value="0.00607" calcext:value-type="float">
            <text:p>0.00607</text:p>
          </table:table-cell>
          <table:table-cell office:value-type="float" office:value="0.06068" calcext:value-type="float">
            <text:p>0.06068</text:p>
          </table:table-cell>
          <table:table-cell office:value-type="float" office:value="0.16068" calcext:value-type="float">
            <text:p>0.16068</text:p>
          </table:table-cell>
          <table:table-cell office:value-type="float" office:value="0.06229" calcext:value-type="float">
            <text:p>0.06229</text:p>
          </table:table-cell>
          <table:table-cell office:value-type="float" office:value="0.2205" calcext:value-type="float">
            <text:p>0.2205</text:p>
          </table:table-cell>
          <table:table-cell office:value-type="float" office:value="0.13452" calcext:value-type="float">
            <text:p>0.13452</text:p>
          </table:table-cell>
          <table:table-cell office:value-type="float" office:value="0.12" calcext:value-type="float">
            <text:p>0.12</text:p>
          </table:table-cell>
          <table:table-cell office:value-type="float" office:value="0.08957" calcext:value-type="float">
            <text:p>0.08957</text:p>
          </table:table-cell>
          <table:table-cell office:value-type="float" office:value="0.21686" calcext:value-type="float">
            <text:p>0.21686</text:p>
          </table:table-cell>
          <table:table-cell office:value-type="float" office:value="0.14611" calcext:value-type="float">
            <text:p>0.14611</text:p>
          </table:table-cell>
          <table:table-cell office:value-type="float" office:value="0.23286" calcext:value-type="float">
            <text:p>0.23286</text:p>
          </table:table-cell>
          <table:table-cell office:value-type="float" office:value="0.17589" calcext:value-type="float">
            <text:p>0.17589</text:p>
          </table:table-cell>
          <table:table-cell office:value-type="float" office:value="0.17685" calcext:value-type="float">
            <text:p>0.17685</text:p>
          </table:table-cell>
          <table:table-cell office:value-type="float" office:value="0.24308" calcext:value-type="float">
            <text:p>0.24308</text:p>
          </table:table-cell>
          <table:table-cell office:value-type="float" office:value="0.13344" calcext:value-type="float">
            <text:p>0.13344</text:p>
          </table:table-cell>
          <table:table-cell office:value-type="float" office:value="0.15335" calcext:value-type="float">
            <text:p>0.15335</text:p>
          </table:table-cell>
          <table:table-cell office:value-type="float" office:value="0.13942" calcext:value-type="float">
            <text:p>0.13942</text:p>
          </table:table-cell>
          <table:table-cell office:value-type="float" office:value="0.1291" calcext:value-type="float">
            <text:p>0.1291</text:p>
          </table:table-cell>
        </table:table-row>
        <table:table-row table:style-name="ro2">
          <table:table-cell office:value-type="string" calcext:value-type="string">
            <text:p>CGG</text:p>
          </table:table-cell>
          <table:table-cell office:value-type="float" office:value="0.03036" calcext:value-type="float">
            <text:p>0.03036</text:p>
          </table:table-cell>
          <table:table-cell office:value-type="float" office:value="0.01921" calcext:value-type="float">
            <text:p>0.01921</text:p>
          </table:table-cell>
          <table:table-cell office:value-type="float" office:value="0.08887" calcext:value-type="float">
            <text:p>0.08887</text:p>
          </table:table-cell>
          <table:table-cell office:value-type="float" office:value="0.24589" calcext:value-type="float">
            <text:p>0.24589</text:p>
          </table:table-cell>
          <table:table-cell office:value-type="float" office:value="0.07815" calcext:value-type="float">
            <text:p>0.07815</text:p>
          </table:table-cell>
          <table:table-cell office:value-type="float" office:value="0.2517" calcext:value-type="float">
            <text:p>0.2517</text:p>
          </table:table-cell>
          <table:table-cell office:value-type="float" office:value="0.15022" calcext:value-type="float">
            <text:p>0.15022</text:p>
          </table:table-cell>
          <table:table-cell office:value-type="float" office:value="0.12" calcext:value-type="float">
            <text:p>0.12</text:p>
          </table:table-cell>
          <table:table-cell office:value-type="float" office:value="0.10514" calcext:value-type="float">
            <text:p>0.10514</text:p>
          </table:table-cell>
          <table:table-cell office:value-type="float" office:value="0.26635" calcext:value-type="float">
            <text:p>0.26635</text:p>
          </table:table-cell>
          <table:table-cell office:value-type="float" office:value="0.14828" calcext:value-type="float">
            <text:p>0.14828</text:p>
          </table:table-cell>
          <table:table-cell office:value-type="float" office:value="0.20507" calcext:value-type="float">
            <text:p>0.20507</text:p>
          </table:table-cell>
          <table:table-cell office:value-type="float" office:value="0.19138" calcext:value-type="float">
            <text:p>0.19138</text:p>
          </table:table-cell>
          <table:table-cell office:value-type="float" office:value="0.22196" calcext:value-type="float">
            <text:p>0.22196</text:p>
          </table:table-cell>
          <table:table-cell office:value-type="float" office:value="0.17487" calcext:value-type="float">
            <text:p>0.17487</text:p>
          </table:table-cell>
          <table:table-cell office:value-type="float" office:value="0.1238" calcext:value-type="float">
            <text:p>0.1238</text:p>
          </table:table-cell>
          <table:table-cell office:value-type="float" office:value="0.16159" calcext:value-type="float">
            <text:p>0.16159</text:p>
          </table:table-cell>
          <table:table-cell office:value-type="float" office:value="0.1" calcext:value-type="float">
            <text:p>0.1</text:p>
          </table:table-cell>
          <table:table-cell office:value-type="float" office:value="0.21187" calcext:value-type="float">
            <text:p>0.21187</text:p>
          </table:table-cell>
        </table:table-row>
        <table:table-row table:style-name="ro2">
          <table:table-cell office:value-type="string" calcext:value-type="string">
            <text:p>CGT</text:p>
          </table:table-cell>
          <table:table-cell office:value-type="float" office:value="0.01173" calcext:value-type="float">
            <text:p>0.01173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0.07632" calcext:value-type="float">
            <text:p>0.07632</text:p>
          </table:table-cell>
          <table:table-cell office:value-type="float" office:value="0.18766" calcext:value-type="float">
            <text:p>0.18766</text:p>
          </table:table-cell>
          <table:table-cell office:value-type="float" office:value="0.07014" calcext:value-type="float">
            <text:p>0.07014</text:p>
          </table:table-cell>
          <table:table-cell office:value-type="float" office:value="0.2554" calcext:value-type="float">
            <text:p>0.2554</text:p>
          </table:table-cell>
          <table:table-cell office:value-type="float" office:value="0.13682" calcext:value-type="float">
            <text:p>0.13682</text:p>
          </table:table-cell>
          <table:table-cell office:value-type="float" office:value="0.12" calcext:value-type="float">
            <text:p>0.12</text:p>
          </table:table-cell>
          <table:table-cell office:value-type="float" office:value="0.12995" calcext:value-type="float">
            <text:p>0.12995</text:p>
          </table:table-cell>
          <table:table-cell office:value-type="float" office:value="0.15256" calcext:value-type="float">
            <text:p>0.15256</text:p>
          </table:table-cell>
          <table:table-cell office:value-type="float" office:value="0.12121" calcext:value-type="float">
            <text:p>0.12121</text:p>
          </table:table-cell>
          <table:table-cell office:value-type="float" office:value="0.20683" calcext:value-type="float">
            <text:p>0.20683</text:p>
          </table:table-cell>
          <table:table-cell office:value-type="float" office:value="0.19542" calcext:value-type="float">
            <text:p>0.19542</text:p>
          </table:table-cell>
          <table:table-cell office:value-type="float" office:value="0.18846" calcext:value-type="float">
            <text:p>0.18846</text:p>
          </table:table-cell>
          <table:table-cell office:value-type="float" office:value="0.22267" calcext:value-type="float">
            <text:p>0.22267</text:p>
          </table:table-cell>
          <table:table-cell office:value-type="float" office:value="0.16916" calcext:value-type="float">
            <text:p>0.16916</text:p>
          </table:table-cell>
          <table:table-cell office:value-type="float" office:value="0.23462" calcext:value-type="float">
            <text:p>0.23462</text:p>
          </table:table-cell>
          <table:table-cell office:value-type="float" office:value="0.1468" calcext:value-type="float">
            <text:p>0.1468</text:p>
          </table:table-cell>
          <table:table-cell office:value-type="float" office:value="0.18323" calcext:value-type="float">
            <text:p>0.18323</text:p>
          </table:table-cell>
        </table:table-row>
        <table:table-row table:style-name="ro2">
          <table:table-cell office:value-type="string" calcext:value-type="string">
            <text:p>CTA</text:p>
          </table:table-cell>
          <table:table-cell office:value-type="float" office:value="0.03195" calcext:value-type="float">
            <text:p>0.03195</text:p>
          </table:table-cell>
          <table:table-cell office:value-type="float" office:value="0.00285" calcext:value-type="float">
            <text:p>0.00285</text:p>
          </table:table-cell>
          <table:table-cell office:value-type="float" office:value="0.0907" calcext:value-type="float">
            <text:p>0.0907</text:p>
          </table:table-cell>
          <table:table-cell office:value-type="float" office:value="0.246" calcext:value-type="float">
            <text:p>0.246</text:p>
          </table:table-cell>
          <table:table-cell office:value-type="float" office:value="0.08198" calcext:value-type="float">
            <text:p>0.08198</text:p>
          </table:table-cell>
          <table:table-cell office:value-type="float" office:value="0.2531" calcext:value-type="float">
            <text:p>0.2531</text:p>
          </table:table-cell>
          <table:table-cell office:value-type="float" office:value="0.14943" calcext:value-type="float">
            <text:p>0.14943</text:p>
          </table:table-cell>
          <table:table-cell office:value-type="float" office:value="0.13895" calcext:value-type="float">
            <text:p>0.13895</text:p>
          </table:table-cell>
          <table:table-cell office:value-type="float" office:value="0.15401" calcext:value-type="float">
            <text:p>0.15401</text:p>
          </table:table-cell>
          <table:table-cell office:value-type="float" office:value="0.20528" calcext:value-type="float">
            <text:p>0.20528</text:p>
          </table:table-cell>
          <table:table-cell office:value-type="float" office:value="0.16623" calcext:value-type="float">
            <text:p>0.16623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22478" calcext:value-type="float">
            <text:p>0.22478</text:p>
          </table:table-cell>
          <table:table-cell office:value-type="float" office:value="0.21728" calcext:value-type="float">
            <text:p>0.21728</text:p>
          </table:table-cell>
          <table:table-cell office:value-type="float" office:value="0.23054" calcext:value-type="float">
            <text:p>0.23054</text:p>
          </table:table-cell>
          <table:table-cell office:value-type="float" office:value="0.15745" calcext:value-type="float">
            <text:p>0.15745</text:p>
          </table:table-cell>
          <table:table-cell office:value-type="float" office:value="0.2225" calcext:value-type="float">
            <text:p>0.2225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17897" calcext:value-type="float">
            <text:p>0.17897</text:p>
          </table:table-cell>
        </table:table-row>
        <table:table-row table:style-name="ro2">
          <table:table-cell office:value-type="string" calcext:value-type="string">
            <text:p>CTC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1056" calcext:value-type="float">
            <text:p>0.01056</text:p>
          </table:table-cell>
          <table:table-cell office:value-type="float" office:value="0.06021" calcext:value-type="float">
            <text:p>0.06021</text:p>
          </table:table-cell>
          <table:table-cell office:value-type="float" office:value="0.18088" calcext:value-type="float">
            <text:p>0.18088</text:p>
          </table:table-cell>
          <table:table-cell office:value-type="float" office:value="0.05535" calcext:value-type="float">
            <text:p>0.05535</text:p>
          </table:table-cell>
          <table:table-cell office:value-type="float" office:value="0.2192" calcext:value-type="float">
            <text:p>0.2192</text:p>
          </table:table-cell>
          <table:table-cell office:value-type="float" office:value="0.13708" calcext:value-type="float">
            <text:p>0.13708</text:p>
          </table:table-cell>
          <table:table-cell office:value-type="float" office:value="0.12" calcext:value-type="float">
            <text:p>0.12</text:p>
          </table:table-cell>
          <table:table-cell office:value-type="float" office:value="0.13435" calcext:value-type="float">
            <text:p>0.13435</text:p>
          </table:table-cell>
          <table:table-cell office:value-type="float" office:value="0.23873" calcext:value-type="float">
            <text:p>0.23873</text:p>
          </table:table-cell>
          <table:table-cell office:value-type="float" office:value="0.12631" calcext:value-type="float">
            <text:p>0.12631</text:p>
          </table:table-cell>
          <table:table-cell office:value-type="float" office:value="0.1665" calcext:value-type="float">
            <text:p>0.1665</text:p>
          </table:table-cell>
          <table:table-cell office:value-type="float" office:value="0.21409" calcext:value-type="float">
            <text:p>0.21409</text:p>
          </table:table-cell>
          <table:table-cell office:value-type="float" office:value="0.17707" calcext:value-type="float">
            <text:p>0.17707</text:p>
          </table:table-cell>
          <table:table-cell office:value-type="float" office:value="0.22394" calcext:value-type="float">
            <text:p>0.22394</text:p>
          </table:table-cell>
          <table:table-cell office:value-type="float" office:value="0.12831" calcext:value-type="float">
            <text:p>0.12831</text:p>
          </table:table-cell>
          <table:table-cell office:value-type="float" office:value="0.20783" calcext:value-type="float">
            <text:p>0.20783</text:p>
          </table:table-cell>
          <table:table-cell office:value-type="float" office:value="0.15568" calcext:value-type="float">
            <text:p>0.15568</text:p>
          </table:table-cell>
          <table:table-cell office:value-type="float" office:value="0.12544" calcext:value-type="float">
            <text:p>0.12544</text:p>
          </table:table-cell>
        </table:table-row>
        <table:table-row table:style-name="ro2">
          <table:table-cell office:value-type="string" calcext:value-type="string">
            <text:p>CTG</text:p>
          </table:table-cell>
          <table:table-cell office:value-type="float" office:value="0.01649" calcext:value-type="float">
            <text:p>0.01649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8462" calcext:value-type="float">
            <text:p>0.08462</text:p>
          </table:table-cell>
          <table:table-cell office:value-type="float" office:value="0.22761" calcext:value-type="float">
            <text:p>0.22761</text:p>
          </table:table-cell>
          <table:table-cell office:value-type="float" office:value="0.07237" calcext:value-type="float">
            <text:p>0.07237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14247" calcext:value-type="float">
            <text:p>0.14247</text:p>
          </table:table-cell>
          <table:table-cell office:value-type="float" office:value="0.12" calcext:value-type="float">
            <text:p>0.12</text:p>
          </table:table-cell>
          <table:table-cell office:value-type="float" office:value="0.13518" calcext:value-type="float">
            <text:p>0.13518</text:p>
          </table:table-cell>
          <table:table-cell office:value-type="float" office:value="0.24117" calcext:value-type="float">
            <text:p>0.24117</text:p>
          </table:table-cell>
          <table:table-cell office:value-type="float" office:value="0.15645" calcext:value-type="float">
            <text:p>0.15645</text:p>
          </table:table-cell>
          <table:table-cell office:value-type="float" office:value="0.22024" calcext:value-type="float">
            <text:p>0.22024</text:p>
          </table:table-cell>
          <table:table-cell office:value-type="float" office:value="0.20768" calcext:value-type="float">
            <text:p>0.20768</text:p>
          </table:table-cell>
          <table:table-cell office:value-type="float" office:value="0.19047" calcext:value-type="float">
            <text:p>0.19047</text:p>
          </table:table-cell>
          <table:table-cell office:value-type="float" office:value="0.23823" calcext:value-type="float">
            <text:p>0.23823</text:p>
          </table:table-cell>
          <table:table-cell office:value-type="float" office:value="0.13093" calcext:value-type="float">
            <text:p>0.13093</text:p>
          </table:table-cell>
          <table:table-cell office:value-type="float" office:value="0.26052" calcext:value-type="float">
            <text:p>0.26052</text:p>
          </table:table-cell>
          <table:table-cell office:value-type="float" office:value="0.13224" calcext:value-type="float">
            <text:p>0.13224</text:p>
          </table:table-cell>
          <table:table-cell office:value-type="float" office:value="0.16219" calcext:value-type="float">
            <text:p>0.16219</text:p>
          </table:table-cell>
        </table:table-row>
        <table:table-row table:style-name="ro2">
          <table:table-cell office:value-type="string" calcext:value-type="string">
            <text:p>CTT</text:p>
          </table:table-cell>
          <table:table-cell office:value-type="float" office:value="0.02145" calcext:value-type="float">
            <text:p>0.02145</text:p>
          </table:table-cell>
          <table:table-cell office:value-type="float" office:value="0.00519" calcext:value-type="float">
            <text:p>0.00519</text:p>
          </table:table-cell>
          <table:table-cell office:value-type="float" office:value="0.07414" calcext:value-type="float">
            <text:p>0.07414</text:p>
          </table:table-cell>
          <table:table-cell office:value-type="float" office:value="0.20737" calcext:value-type="float">
            <text:p>0.20737</text:p>
          </table:table-cell>
          <table:table-cell office:value-type="float" office:value="0.06473" calcext:value-type="float">
            <text:p>0.06473</text:p>
          </table:table-cell>
          <table:table-cell office:value-type="float" office:value="0.2395" calcext:value-type="float">
            <text:p>0.2395</text:p>
          </table:table-cell>
          <table:table-cell office:value-type="float" office:value="0.14364" calcext:value-type="float">
            <text:p>0.14364</text:p>
          </table:table-cell>
          <table:table-cell office:value-type="float" office:value="0.14901" calcext:value-type="float">
            <text:p>0.14901</text:p>
          </table:table-cell>
          <table:table-cell office:value-type="float" office:value="0.16164" calcext:value-type="float">
            <text:p>0.16164</text:p>
          </table:table-cell>
          <table:table-cell office:value-type="float" office:value="0.23748" calcext:value-type="float">
            <text:p>0.23748</text:p>
          </table:table-cell>
          <table:table-cell office:value-type="float" office:value="0.15184" calcext:value-type="float">
            <text:p>0.15184</text:p>
          </table:table-cell>
          <table:table-cell office:value-type="float" office:value="0.20652" calcext:value-type="float">
            <text:p>0.20652</text:p>
          </table:table-cell>
          <table:table-cell office:value-type="float" office:value="0.23111" calcext:value-type="float">
            <text:p>0.23111</text:p>
          </table:table-cell>
          <table:table-cell office:value-type="float" office:value="0.21732" calcext:value-type="float">
            <text:p>0.21732</text:p>
          </table:table-cell>
          <table:table-cell office:value-type="float" office:value="0.24632" calcext:value-type="float">
            <text:p>0.24632</text:p>
          </table:table-cell>
          <table:table-cell office:value-type="float" office:value="0.19346" calcext:value-type="float">
            <text:p>0.19346</text:p>
          </table:table-cell>
          <table:table-cell office:value-type="float" office:value="0.21411" calcext:value-type="float">
            <text:p>0.21411</text:p>
          </table:table-cell>
          <table:table-cell office:value-type="float" office:value="0.1" calcext:value-type="float">
            <text:p>0.1</text:p>
          </table:table-cell>
          <table:table-cell office:value-type="float" office:value="0.18142" calcext:value-type="float">
            <text:p>0.18142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0432" calcext:value-type="float">
            <text:p>0.00432</text:p>
          </table:table-cell>
          <table:table-cell office:value-type="float" office:value="0.09827" calcext:value-type="float">
            <text:p>0.09827</text:p>
          </table:table-cell>
          <table:table-cell office:value-type="float" office:value="0.23151" calcext:value-type="float">
            <text:p>0.23151</text:p>
          </table:table-cell>
          <table:table-cell office:value-type="float" office:value="0.08472" calcext:value-type="float">
            <text:p>0.08472</text:p>
          </table:table-cell>
          <table:table-cell office:value-type="float" office:value="0.3124" calcext:value-type="float">
            <text:p>0.3124</text:p>
          </table:table-cell>
          <table:table-cell office:value-type="float" office:value="0.16967" calcext:value-type="float">
            <text:p>0.16967</text:p>
          </table:table-cell>
          <table:table-cell office:value-type="float" office:value="0.14767" calcext:value-type="float">
            <text:p>0.14767</text:p>
          </table:table-cell>
          <table:table-cell office:value-type="float" office:value="0.16382" calcext:value-type="float">
            <text:p>0.16382</text:p>
          </table:table-cell>
          <table:table-cell office:value-type="float" office:value="0.20657" calcext:value-type="float">
            <text:p>0.20657</text:p>
          </table:table-cell>
          <table:table-cell office:value-type="float" office:value="0.17012" calcext:value-type="float">
            <text:p>0.17012</text:p>
          </table:table-cell>
          <table:table-cell office:value-type="float" office:value="0.2372" calcext:value-type="float">
            <text:p>0.2372</text:p>
          </table:table-cell>
          <table:table-cell office:value-type="float" office:value="0.23096" calcext:value-type="float">
            <text:p>0.23096</text:p>
          </table:table-cell>
          <table:table-cell office:value-type="float" office:value="0.22182" calcext:value-type="float">
            <text:p>0.22182</text:p>
          </table:table-cell>
          <table:table-cell office:value-type="float" office:value="0.26192" calcext:value-type="float">
            <text:p>0.26192</text:p>
          </table:table-cell>
          <table:table-cell office:value-type="float" office:value="0.16609" calcext:value-type="float">
            <text:p>0.16609</text:p>
          </table:table-cell>
          <table:table-cell office:value-type="float" office:value="0.24124" calcext:value-type="float">
            <text:p>0.24124</text:p>
          </table:table-cell>
          <table:table-cell office:value-type="float" office:value="0.14993" calcext:value-type="float">
            <text:p>0.14993</text:p>
          </table:table-cell>
          <table:table-cell office:value-type="float" office:value="0.19875" calcext:value-type="float">
            <text:p>0.19875</text:p>
          </table:table-cell>
        </table:table-row>
        <table:table-row table:style-name="ro2">
          <table:table-cell office:value-type="string" calcext:value-type="string">
            <text:p>GAC</text:p>
          </table:table-cell>
          <table:table-cell office:value-type="float" office:value="0.01303" calcext:value-type="float">
            <text:p>0.01303</text:p>
          </table:table-cell>
          <table:table-cell office:value-type="float" office:value="0.00548" calcext:value-type="float">
            <text:p>0.00548</text:p>
          </table:table-cell>
          <table:table-cell office:value-type="float" office:value="0.08617" calcext:value-type="float">
            <text:p>0.08617</text:p>
          </table:table-cell>
          <table:table-cell office:value-type="float" office:value="0.22595" calcext:value-type="float">
            <text:p>0.22595</text:p>
          </table:table-cell>
          <table:table-cell office:value-type="float" office:value="0.0768" calcext:value-type="float">
            <text:p>0.0768</text:p>
          </table:table-cell>
          <table:table-cell office:value-type="float" office:value="0.3257" calcext:value-type="float">
            <text:p>0.3257</text:p>
          </table:table-cell>
          <table:table-cell office:value-type="float" office:value="0.17882" calcext:value-type="float">
            <text:p>0.17882</text:p>
          </table:table-cell>
          <table:table-cell office:value-type="float" office:value="0.15747" calcext:value-type="float">
            <text:p>0.15747</text:p>
          </table:table-cell>
          <table:table-cell office:value-type="float" office:value="0.14829" calcext:value-type="float">
            <text:p>0.14829</text:p>
          </table:table-cell>
          <table:table-cell office:value-type="float" office:value="0.17001" calcext:value-type="float">
            <text:p>0.17001</text:p>
          </table:table-cell>
          <table:table-cell office:value-type="float" office:value="0.14501" calcext:value-type="float">
            <text:p>0.14501</text:p>
          </table:table-cell>
          <table:table-cell office:value-type="float" office:value="0.21678" calcext:value-type="float">
            <text:p>0.21678</text:p>
          </table:table-cell>
          <table:table-cell office:value-type="float" office:value="0.20342" calcext:value-type="float">
            <text:p>0.20342</text:p>
          </table:table-cell>
          <table:table-cell office:value-type="float" office:value="0.19835" calcext:value-type="float">
            <text:p>0.19835</text:p>
          </table:table-cell>
          <table:table-cell office:value-type="float" office:value="0.25153" calcext:value-type="float">
            <text:p>0.25153</text:p>
          </table:table-cell>
          <table:table-cell office:value-type="float" office:value="0.15526" calcext:value-type="float">
            <text:p>0.15526</text:p>
          </table:table-cell>
          <table:table-cell office:value-type="float" office:value="0.23636" calcext:value-type="float">
            <text:p>0.23636</text:p>
          </table:table-cell>
          <table:table-cell office:value-type="float" office:value="0.14252" calcext:value-type="float">
            <text:p>0.14252</text:p>
          </table:table-cell>
          <table:table-cell office:value-type="float" office:value="0.1678" calcext:value-type="float">
            <text:p>0.1678</text:p>
          </table:table-cell>
        </table:table-row>
        <table:table-row table:style-name="ro2">
          <table:table-cell office:value-type="string" calcext:value-type="string">
            <text:p>GAG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9215" calcext:value-type="float">
            <text:p>0.09215</text:p>
          </table:table-cell>
          <table:table-cell office:value-type="float" office:value="0.23283" calcext:value-type="float">
            <text:p>0.23283</text:p>
          </table:table-cell>
          <table:table-cell office:value-type="float" office:value="0.08636" calcext:value-type="float">
            <text:p>0.08636</text:p>
          </table:table-cell>
          <table:table-cell office:value-type="float" office:value="0.2995" calcext:value-type="float">
            <text:p>0.2995</text:p>
          </table:table-cell>
          <table:table-cell office:value-type="float" office:value="0.16017" calcext:value-type="float">
            <text:p>0.16017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13094" calcext:value-type="float">
            <text:p>0.13094</text:p>
          </table:table-cell>
          <table:table-cell office:value-type="float" office:value="0.24102" calcext:value-type="float">
            <text:p>0.24102</text:p>
          </table:table-cell>
          <table:table-cell office:value-type="float" office:value="0.15911" calcext:value-type="float">
            <text:p>0.15911</text:p>
          </table:table-cell>
          <table:table-cell office:value-type="float" office:value="0.2348" calcext:value-type="float">
            <text:p>0.2348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22183" calcext:value-type="float">
            <text:p>0.22183</text:p>
          </table:table-cell>
          <table:table-cell office:value-type="float" office:value="0.2548" calcext:value-type="float">
            <text:p>0.2548</text:p>
          </table:table-cell>
          <table:table-cell office:value-type="float" office:value="0.16825" calcext:value-type="float">
            <text:p>0.16825</text:p>
          </table:table-cell>
          <table:table-cell office:value-type="float" office:value="0.21698" calcext:value-type="float">
            <text:p>0.21698</text:p>
          </table:table-cell>
          <table:table-cell office:value-type="float" office:value="0.1382" calcext:value-type="float">
            <text:p>0.1382</text:p>
          </table:table-cell>
          <table:table-cell office:value-type="float" office:value="0.18676" calcext:value-type="float">
            <text:p>0.18676</text:p>
          </table:table-cell>
        </table:table-row>
        <table:table-row table:style-name="ro2">
          <table:table-cell office:value-type="string" calcext:value-type="string">
            <text:p>GAT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10252" calcext:value-type="float">
            <text:p>0.10252</text:p>
          </table:table-cell>
          <table:table-cell office:value-type="float" office:value="0.28571" calcext:value-type="float">
            <text:p>0.28571</text:p>
          </table:table-cell>
          <table:table-cell office:value-type="float" office:value="0.09196" calcext:value-type="float">
            <text:p>0.09196</text:p>
          </table:table-cell>
          <table:table-cell office:value-type="float" office:value="0.3466" calcext:value-type="float">
            <text:p>0.3466</text:p>
          </table:table-cell>
          <table:table-cell office:value-type="float" office:value="0.18201" calcext:value-type="float">
            <text:p>0.18201</text:p>
          </table:table-cell>
          <table:table-cell office:value-type="float" office:value="0.15971" calcext:value-type="float">
            <text:p>0.15971</text:p>
          </table:table-cell>
          <table:table-cell office:value-type="float" office:value="0.16581" calcext:value-type="float">
            <text:p>0.16581</text:p>
          </table:table-cell>
          <table:table-cell office:value-type="float" office:value="0.20492" calcext:value-type="float">
            <text:p>0.20492</text:p>
          </table:table-cell>
          <table:table-cell office:value-type="float" office:value="0.15939" calcext:value-type="float">
            <text:p>0.15939</text:p>
          </table:table-cell>
          <table:table-cell office:value-type="float" office:value="0.23228" calcext:value-type="float">
            <text:p>0.23228</text:p>
          </table:table-cell>
          <table:table-cell office:value-type="float" office:value="0.21797" calcext:value-type="float">
            <text:p>0.21797</text:p>
          </table:table-cell>
          <table:table-cell office:value-type="float" office:value="0.21096" calcext:value-type="float">
            <text:p>0.21096</text:p>
          </table:table-cell>
          <table:table-cell office:value-type="float" office:value="0.25736" calcext:value-type="float">
            <text:p>0.25736</text:p>
          </table:table-cell>
          <table:table-cell office:value-type="float" office:value="0.2012" calcext:value-type="float">
            <text:p>0.2012</text:p>
          </table:table-cell>
          <table:table-cell office:value-type="float" office:value="0.24402" calcext:value-type="float">
            <text:p>0.24402</text:p>
          </table:table-cell>
          <table:table-cell office:value-type="float" office:value="0.13808" calcext:value-type="float">
            <text:p>0.13808</text:p>
          </table:table-cell>
          <table:table-cell office:value-type="float" office:value="0.19379" calcext:value-type="float">
            <text:p>0.19379</text:p>
          </table:table-cell>
        </table:table-row>
        <table:table-row table:style-name="ro2">
          <table:table-cell office:value-type="string" calcext:value-type="string">
            <text:p>GCA</text:p>
          </table:table-cell>
          <table:table-cell office:value-type="float" office:value="0.01338" calcext:value-type="float">
            <text:p>0.01338</text:p>
          </table:table-cell>
          <table:table-cell office:value-type="float" office:value="0.00427" calcext:value-type="float">
            <text:p>0.00427</text:p>
          </table:table-cell>
          <table:table-cell office:value-type="float" office:value="0.08473" calcext:value-type="float">
            <text:p>0.08473</text:p>
          </table:table-cell>
          <table:table-cell office:value-type="float" office:value="0.22544" calcext:value-type="float">
            <text:p>0.22544</text:p>
          </table:table-cell>
          <table:table-cell office:value-type="float" office:value="0.074" calcext:value-type="float">
            <text:p>0.074</text:p>
          </table:table-cell>
          <table:table-cell office:value-type="float" office:value="0.2621" calcext:value-type="float">
            <text:p>0.2621</text:p>
          </table:table-cell>
          <table:table-cell office:value-type="float" office:value="0.16215" calcext:value-type="float">
            <text:p>0.16215</text:p>
          </table:table-cell>
          <table:table-cell office:value-type="float" office:value="0.13949" calcext:value-type="float">
            <text:p>0.13949</text:p>
          </table:table-cell>
          <table:table-cell office:value-type="float" office:value="0.15615" calcext:value-type="float">
            <text:p>0.15615</text:p>
          </table:table-cell>
          <table:table-cell office:value-type="float" office:value="0.21086" calcext:value-type="float">
            <text:p>0.21086</text:p>
          </table:table-cell>
          <table:table-cell office:value-type="float" office:value="0.14332" calcext:value-type="float">
            <text:p>0.14332</text:p>
          </table:table-cell>
          <table:table-cell office:value-type="float" office:value="0.22096" calcext:value-type="float">
            <text:p>0.22096</text:p>
          </table:table-cell>
          <table:table-cell office:value-type="float" office:value="0.19211" calcext:value-type="float">
            <text:p>0.19211</text:p>
          </table:table-cell>
          <table:table-cell office:value-type="float" office:value="0.18217" calcext:value-type="float">
            <text:p>0.18217</text:p>
          </table:table-cell>
          <table:table-cell office:value-type="float" office:value="0.23253" calcext:value-type="float">
            <text:p>0.23253</text:p>
          </table:table-cell>
          <table:table-cell office:value-type="float" office:value="0.1692" calcext:value-type="float">
            <text:p>0.1692</text:p>
          </table:table-cell>
          <table:table-cell office:value-type="float" office:value="0.22076" calcext:value-type="float">
            <text:p>0.22076</text:p>
          </table:table-cell>
          <table:table-cell office:value-type="float" office:value="0.13398" calcext:value-type="float">
            <text:p>0.13398</text:p>
          </table:table-cell>
          <table:table-cell office:value-type="float" office:value="0.17699" calcext:value-type="float">
            <text:p>0.17699</text:p>
          </table:table-cell>
        </table:table-row>
        <table:table-row table:style-name="ro2">
          <table:table-cell office:value-type="string" calcext:value-type="string">
            <text:p>GCC</text:p>
          </table:table-cell>
          <table:table-cell office:value-type="float" office:value="0.02041" calcext:value-type="float">
            <text:p>0.02041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0.05647" calcext:value-type="float">
            <text:p>0.05647</text:p>
          </table:table-cell>
          <table:table-cell office:value-type="float" office:value="0.16115" calcext:value-type="float">
            <text:p>0.16115</text:p>
          </table:table-cell>
          <table:table-cell office:value-type="float" office:value="0.05248" calcext:value-type="float">
            <text:p>0.05248</text:p>
          </table:table-cell>
          <table:table-cell office:value-type="float" office:value="0.2349" calcext:value-type="float">
            <text:p>0.2349</text:p>
          </table:table-cell>
          <table:table-cell office:value-type="float" office:value="0.13403" calcext:value-type="float">
            <text:p>0.13403</text:p>
          </table:table-cell>
          <table:table-cell office:value-type="float" office:value="0.12" calcext:value-type="float">
            <text:p>0.12</text:p>
          </table:table-cell>
          <table:table-cell office:value-type="float" office:value="0.1045" calcext:value-type="float">
            <text:p>0.1045</text:p>
          </table:table-cell>
          <table:table-cell office:value-type="float" office:value="0.13465" calcext:value-type="float">
            <text:p>0.13465</text:p>
          </table:table-cell>
          <table:table-cell office:value-type="float" office:value="0.11123" calcext:value-type="float">
            <text:p>0.11123</text:p>
          </table:table-cell>
          <table:table-cell office:value-type="float" office:value="0.19099" calcext:value-type="float">
            <text:p>0.19099</text:p>
          </table:table-cell>
          <table:table-cell office:value-type="float" office:value="0.17385" calcext:value-type="float">
            <text:p>0.17385</text:p>
          </table:table-cell>
          <table:table-cell office:value-type="float" office:value="0.15919" calcext:value-type="float">
            <text:p>0.15919</text:p>
          </table:table-cell>
          <table:table-cell office:value-type="float" office:value="0.22027" calcext:value-type="float">
            <text:p>0.22027</text:p>
          </table:table-cell>
          <table:table-cell office:value-type="float" office:value="0.16024" calcext:value-type="float">
            <text:p>0.16024</text:p>
          </table:table-cell>
          <table:table-cell office:value-type="float" office:value="0.19947" calcext:value-type="float">
            <text:p>0.19947</text:p>
          </table:table-cell>
          <table:table-cell office:value-type="float" office:value="0.1296" calcext:value-type="float">
            <text:p>0.1296</text:p>
          </table:table-cell>
          <table:table-cell office:value-type="float" office:value="0.16524" calcext:value-type="float">
            <text:p>0.16524</text:p>
          </table:table-cell>
        </table:table-row>
        <table:table-row table:style-name="ro2">
          <table:table-cell office:value-type="string" calcext:value-type="string">
            <text:p>GCG</text:p>
          </table:table-cell>
          <table:table-cell office:value-type="float" office:value="0.01348" calcext:value-type="float">
            <text:p>0.01348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0.08434" calcext:value-type="float">
            <text:p>0.08434</text:p>
          </table:table-cell>
          <table:table-cell office:value-type="float" office:value="0.21433" calcext:value-type="float">
            <text:p>0.21433</text:p>
          </table:table-cell>
          <table:table-cell office:value-type="float" office:value="0.0761" calcext:value-type="float">
            <text:p>0.0761</text:p>
          </table:table-cell>
          <table:table-cell office:value-type="float" office:value="0.238" calcext:value-type="float">
            <text:p>0.238</text:p>
          </table:table-cell>
          <table:table-cell office:value-type="float" office:value="0.13703" calcext:value-type="float">
            <text:p>0.13703</text:p>
          </table:table-cell>
          <table:table-cell office:value-type="float" office:value="0.12" calcext:value-type="float">
            <text:p>0.12</text:p>
          </table:table-cell>
          <table:table-cell office:value-type="float" office:value="0.08279" calcext:value-type="float">
            <text:p>0.08279</text:p>
          </table:table-cell>
          <table:table-cell office:value-type="float" office:value="0.22954" calcext:value-type="float">
            <text:p>0.22954</text:p>
          </table:table-cell>
          <table:table-cell office:value-type="float" office:value="0.13257" calcext:value-type="float">
            <text:p>0.13257</text:p>
          </table:table-cell>
          <table:table-cell office:value-type="float" office:value="0.19729" calcext:value-type="float">
            <text:p>0.19729</text:p>
          </table:table-cell>
          <table:table-cell office:value-type="float" office:value="0.18672" calcext:value-type="float">
            <text:p>0.18672</text:p>
          </table:table-cell>
          <table:table-cell office:value-type="float" office:value="0.18458" calcext:value-type="float">
            <text:p>0.18458</text:p>
          </table:table-cell>
          <table:table-cell office:value-type="float" office:value="0.2108" calcext:value-type="float">
            <text:p>0.2108</text:p>
          </table:table-cell>
          <table:table-cell office:value-type="float" office:value="0.16383" calcext:value-type="float">
            <text:p>0.16383</text:p>
          </table:table-cell>
          <table:table-cell office:value-type="float" office:value="0.21217" calcext:value-type="float">
            <text:p>0.21217</text:p>
          </table:table-cell>
          <table:table-cell office:value-type="float" office:value="0.11182" calcext:value-type="float">
            <text:p>0.11182</text:p>
          </table:table-cell>
          <table:table-cell office:value-type="float" office:value="0.19274" calcext:value-type="float">
            <text:p>0.19274</text:p>
          </table:table-cell>
        </table:table-row>
        <table:table-row table:style-name="ro2">
          <table:table-cell office:value-type="string" calcext:value-type="string">
            <text:p>GCT</text:p>
          </table:table-cell>
          <table:table-cell office:value-type="float" office:value="0.01852" calcext:value-type="float">
            <text:p>0.01852</text:p>
          </table:table-cell>
          <table:table-cell office:value-type="float" office:value="0.00597" calcext:value-type="float">
            <text:p>0.00597</text:p>
          </table:table-cell>
          <table:table-cell office:value-type="float" office:value="0.06959" calcext:value-type="float">
            <text:p>0.06959</text:p>
          </table:table-cell>
          <table:table-cell office:value-type="float" office:value="0.22045" calcext:value-type="float">
            <text:p>0.22045</text:p>
          </table:table-cell>
          <table:table-cell office:value-type="float" office:value="0.05708" calcext:value-type="float">
            <text:p>0.05708</text:p>
          </table:table-cell>
          <table:table-cell office:value-type="float" office:value="0.2464" calcext:value-type="float">
            <text:p>0.2464</text:p>
          </table:table-cell>
          <table:table-cell office:value-type="float" office:value="0.15054" calcext:value-type="float">
            <text:p>0.15054</text:p>
          </table:table-cell>
          <table:table-cell office:value-type="float" office:value="0.12108" calcext:value-type="float">
            <text:p>0.12108</text:p>
          </table:table-cell>
          <table:table-cell office:value-type="float" office:value="0.13372" calcext:value-type="float">
            <text:p>0.13372</text:p>
          </table:table-cell>
          <table:table-cell office:value-type="float" office:value="0.12147" calcext:value-type="float">
            <text:p>0.12147</text:p>
          </table:table-cell>
          <table:table-cell office:value-type="float" office:value="0.12007" calcext:value-type="float">
            <text:p>0.12007</text:p>
          </table:table-cell>
          <table:table-cell office:value-type="float" office:value="0.20681" calcext:value-type="float">
            <text:p>0.20681</text:p>
          </table:table-cell>
          <table:table-cell office:value-type="float" office:value="0.18842" calcext:value-type="float">
            <text:p>0.18842</text:p>
          </table:table-cell>
          <table:table-cell office:value-type="float" office:value="0.17374" calcext:value-type="float">
            <text:p>0.17374</text:p>
          </table:table-cell>
          <table:table-cell office:value-type="float" office:value="0.22951" calcext:value-type="float">
            <text:p>0.22951</text:p>
          </table:table-cell>
          <table:table-cell office:value-type="float" office:value="0.15774" calcext:value-type="float">
            <text:p>0.15774</text:p>
          </table:table-cell>
          <table:table-cell office:value-type="float" office:value="0.22545" calcext:value-type="float">
            <text:p>0.22545</text:p>
          </table:table-cell>
          <table:table-cell office:value-type="float" office:value="0.14016" calcext:value-type="float">
            <text:p>0.14016</text:p>
          </table:table-cell>
          <table:table-cell office:value-type="float" office:value="0.1656" calcext:value-type="float">
            <text:p>0.1656</text:p>
          </table:table-cell>
        </table:table-row>
        <table:table-row table:style-name="ro2">
          <table:table-cell office:value-type="string" calcext:value-type="string">
            <text:p>GGA</text:p>
          </table:table-cell>
          <table:table-cell office:value-type="float" office:value="0.01938" calcext:value-type="float">
            <text:p>0.01938</text:p>
          </table:table-cell>
          <table:table-cell office:value-type="float" office:value="0.00644" calcext:value-type="float">
            <text:p>0.00644</text:p>
          </table:table-cell>
          <table:table-cell office:value-type="float" office:value="0.07993" calcext:value-type="float">
            <text:p>0.07993</text:p>
          </table:table-cell>
          <table:table-cell office:value-type="float" office:value="0.20554" calcext:value-type="float">
            <text:p>0.20554</text:p>
          </table:table-cell>
          <table:table-cell office:value-type="float" office:value="0.07988" calcext:value-type="float">
            <text:p>0.07988</text:p>
          </table:table-cell>
          <table:table-cell office:value-type="float" office:value="0.3103" calcext:value-type="float">
            <text:p>0.3103</text:p>
          </table:table-cell>
          <table:table-cell office:value-type="float" office:value="0.17744" calcext:value-type="float">
            <text:p>0.17744</text:p>
          </table:table-cell>
          <table:table-cell office:value-type="float" office:value="0.14716" calcext:value-type="float">
            <text:p>0.14716</text:p>
          </table:table-cell>
          <table:table-cell office:value-type="float" office:value="0.15957" calcext:value-type="float">
            <text:p>0.15957</text:p>
          </table:table-cell>
          <table:table-cell office:value-type="float" office:value="0.23535" calcext:value-type="float">
            <text:p>0.23535</text:p>
          </table:table-cell>
          <table:table-cell office:value-type="float" office:value="0.15978" calcext:value-type="float">
            <text:p>0.15978</text:p>
          </table:table-cell>
          <table:table-cell office:value-type="float" office:value="0.2227" calcext:value-type="float">
            <text:p>0.2227</text:p>
          </table:table-cell>
          <table:table-cell office:value-type="float" office:value="0.20807" calcext:value-type="float">
            <text:p>0.20807</text:p>
          </table:table-cell>
          <table:table-cell office:value-type="float" office:value="0.20639" calcext:value-type="float">
            <text:p>0.20639</text:p>
          </table:table-cell>
          <table:table-cell office:value-type="float" office:value="0.22877" calcext:value-type="float">
            <text:p>0.22877</text:p>
          </table:table-cell>
          <table:table-cell office:value-type="float" office:value="0.15822" calcext:value-type="float">
            <text:p>0.15822</text:p>
          </table:table-cell>
          <table:table-cell office:value-type="float" office:value="0.19061" calcext:value-type="float">
            <text:p>0.19061</text:p>
          </table:table-cell>
          <table:table-cell office:value-type="float" office:value="0.11906" calcext:value-type="float">
            <text:p>0.11906</text:p>
          </table:table-cell>
          <table:table-cell office:value-type="float" office:value="0.18583" calcext:value-type="float">
            <text:p>0.18583</text:p>
          </table:table-cell>
        </table:table-row>
        <table:table-row table:style-name="ro2">
          <table:table-cell office:value-type="string" calcext:value-type="string">
            <text:p>GGC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0833" calcext:value-type="float">
            <text:p>0.00833</text:p>
          </table:table-cell>
          <table:table-cell office:value-type="float" office:value="0.07242" calcext:value-type="float">
            <text:p>0.07242</text:p>
          </table:table-cell>
          <table:table-cell office:value-type="float" office:value="0.18075" calcext:value-type="float">
            <text:p>0.18075</text:p>
          </table:table-cell>
          <table:table-cell office:value-type="float" office:value="0.06282" calcext:value-type="float">
            <text:p>0.06282</text:p>
          </table:table-cell>
          <table:table-cell office:value-type="float" office:value="0.2411" calcext:value-type="float">
            <text:p>0.2411</text:p>
          </table:table-cell>
          <table:table-cell office:value-type="float" office:value="0.13436" calcext:value-type="float">
            <text:p>0.13436</text:p>
          </table:table-cell>
          <table:table-cell office:value-type="float" office:value="0.12" calcext:value-type="float">
            <text:p>0.12</text:p>
          </table:table-cell>
          <table:table-cell office:value-type="float" office:value="0.09991" calcext:value-type="float">
            <text:p>0.09991</text:p>
          </table:table-cell>
          <table:table-cell office:value-type="float" office:value="0.20453" calcext:value-type="float">
            <text:p>0.20453</text:p>
          </table:table-cell>
          <table:table-cell office:value-type="float" office:value="0.13934" calcext:value-type="float">
            <text:p>0.13934</text:p>
          </table:table-cell>
          <table:table-cell office:value-type="float" office:value="0.22567" calcext:value-type="float">
            <text:p>0.22567</text:p>
          </table:table-cell>
          <table:table-cell office:value-type="float" office:value="0.20122" calcext:value-type="float">
            <text:p>0.20122</text:p>
          </table:table-cell>
          <table:table-cell office:value-type="float" office:value="0.1888" calcext:value-type="float">
            <text:p>0.1888</text:p>
          </table:table-cell>
          <table:table-cell office:value-type="float" office:value="0.2295" calcext:value-type="float">
            <text:p>0.2295</text:p>
          </table:table-cell>
          <table:table-cell office:value-type="float" office:value="0.15509" calcext:value-type="float">
            <text:p>0.15509</text:p>
          </table:table-cell>
          <table:table-cell office:value-type="float" office:value="0.20145" calcext:value-type="float">
            <text:p>0.20145</text:p>
          </table:table-cell>
          <table:table-cell office:value-type="float" office:value="0.12565" calcext:value-type="float">
            <text:p>0.12565</text:p>
          </table:table-cell>
          <table:table-cell office:value-type="float" office:value="0.18676" calcext:value-type="float">
            <text:p>0.18676</text:p>
          </table:table-cell>
        </table:table-row>
        <table:table-row table:style-name="ro2">
          <table:table-cell office:value-type="string" calcext:value-type="string">
            <text:p>GGG</text:p>
          </table:table-cell>
          <table:table-cell office:value-type="float" office:value="0.01792" calcext:value-type="float">
            <text:p>0.01792</text:p>
          </table:table-cell>
          <table:table-cell office:value-type="float" office:value="0.01634" calcext:value-type="float">
            <text:p>0.01634</text:p>
          </table:table-cell>
          <table:table-cell office:value-type="float" office:value="0.09326" calcext:value-type="float">
            <text:p>0.09326</text:p>
          </table:table-cell>
          <table:table-cell office:value-type="float" office:value="0.234" calcext:value-type="float">
            <text:p>0.234</text:p>
          </table:table-cell>
          <table:table-cell office:value-type="float" office:value="0.07458" calcext:value-type="float">
            <text:p>0.07458</text:p>
          </table:table-cell>
          <table:table-cell office:value-type="float" office:value="0.2489" calcext:value-type="float">
            <text:p>0.2489</text:p>
          </table:table-cell>
          <table:table-cell office:value-type="float" office:value="0.15828" calcext:value-type="float">
            <text:p>0.15828</text:p>
          </table:table-cell>
          <table:table-cell office:value-type="float" office:value="0.1227" calcext:value-type="float">
            <text:p>0.1227</text:p>
          </table:table-cell>
          <table:table-cell office:value-type="float" office:value="0.11195" calcext:value-type="float">
            <text:p>0.11195</text:p>
          </table:table-cell>
          <table:table-cell office:value-type="float" office:value="0.23586" calcext:value-type="float">
            <text:p>0.23586</text:p>
          </table:table-cell>
          <table:table-cell office:value-type="float" office:value="0.14738" calcext:value-type="float">
            <text:p>0.14738</text:p>
          </table:table-cell>
          <table:table-cell office:value-type="float" office:value="0.21938" calcext:value-type="float">
            <text:p>0.21938</text:p>
          </table:table-cell>
          <table:table-cell office:value-type="float" office:value="0.21071" calcext:value-type="float">
            <text:p>0.21071</text:p>
          </table:table-cell>
          <table:table-cell office:value-type="float" office:value="0.18033" calcext:value-type="float">
            <text:p>0.18033</text:p>
          </table:table-cell>
          <table:table-cell office:value-type="float" office:value="0.23582" calcext:value-type="float">
            <text:p>0.23582</text:p>
          </table:table-cell>
          <table:table-cell office:value-type="float" office:value="0.14502" calcext:value-type="float">
            <text:p>0.14502</text:p>
          </table:table-cell>
          <table:table-cell office:value-type="float" office:value="0.18043" calcext:value-type="float">
            <text:p>0.18043</text:p>
          </table:table-cell>
          <table:table-cell office:value-type="float" office:value="0.1134" calcext:value-type="float">
            <text:p>0.1134</text:p>
          </table:table-cell>
          <table:table-cell office:value-type="float" office:value="0.20179" calcext:value-type="float">
            <text:p>0.20179</text:p>
          </table:table-cell>
        </table:table-row>
        <table:table-row table:style-name="ro2">
          <table:table-cell office:value-type="string" calcext:value-type="string">
            <text:p>GGT</text:p>
          </table:table-cell>
          <table:table-cell office:value-type="float" office:value="0.01221" calcext:value-type="float">
            <text:p>0.01221</text:p>
          </table:table-cell>
          <table:table-cell office:value-type="float" office:value="0.00354" calcext:value-type="float">
            <text:p>0.00354</text:p>
          </table:table-cell>
          <table:table-cell office:value-type="float" office:value="0.07772" calcext:value-type="float">
            <text:p>0.07772</text:p>
          </table:table-cell>
          <table:table-cell office:value-type="float" office:value="0.19882" calcext:value-type="float">
            <text:p>0.19882</text:p>
          </table:table-cell>
          <table:table-cell office:value-type="float" office:value="0.07296" calcext:value-type="float">
            <text:p>0.07296</text:p>
          </table:table-cell>
          <table:table-cell office:value-type="float" office:value="0.2614" calcext:value-type="float">
            <text:p>0.2614</text:p>
          </table:table-cell>
          <table:table-cell office:value-type="float" office:value="0.13091" calcext:value-type="float">
            <text:p>0.13091</text:p>
          </table:table-cell>
          <table:table-cell office:value-type="float" office:value="0.12" calcext:value-type="float">
            <text:p>0.12</text:p>
          </table:table-cell>
          <table:table-cell office:value-type="float" office:value="0.12311" calcext:value-type="float">
            <text:p>0.12311</text:p>
          </table:table-cell>
          <table:table-cell office:value-type="float" office:value="0.13583" calcext:value-type="float">
            <text:p>0.13583</text:p>
          </table:table-cell>
          <table:table-cell office:value-type="float" office:value="0.11428" calcext:value-type="float">
            <text:p>0.11428</text:p>
          </table:table-cell>
          <table:table-cell office:value-type="float" office:value="0.21346" calcext:value-type="float">
            <text:p>0.21346</text:p>
          </table:table-cell>
          <table:table-cell office:value-type="float" office:value="0.18879" calcext:value-type="float">
            <text:p>0.18879</text:p>
          </table:table-cell>
          <table:table-cell office:value-type="float" office:value="0.17974" calcext:value-type="float">
            <text:p>0.17974</text:p>
          </table:table-cell>
          <table:table-cell office:value-type="float" office:value="0.24557" calcext:value-type="float">
            <text:p>0.24557</text:p>
          </table:table-cell>
          <table:table-cell office:value-type="float" office:value="0.16565" calcext:value-type="float">
            <text:p>0.16565</text:p>
          </table:table-cell>
          <table:table-cell office:value-type="float" office:value="0.20012" calcext:value-type="float">
            <text:p>0.20012</text:p>
          </table:table-cell>
          <table:table-cell office:value-type="float" office:value="0.13253" calcext:value-type="float">
            <text:p>0.13253</text:p>
          </table:table-cell>
          <table:table-cell office:value-type="float" office:value="0.17758" calcext:value-type="float">
            <text:p>0.17758</text:p>
          </table:table-cell>
        </table:table-row>
        <table:table-row table:style-name="ro2">
          <table:table-cell office:value-type="string" calcext:value-type="string">
            <text:p>GTA</text:p>
          </table:table-cell>
          <table:table-cell office:value-type="float" office:value="0.01778" calcext:value-type="float">
            <text:p>0.01778</text:p>
          </table:table-cell>
          <table:table-cell office:value-type="float" office:value="0.00335" calcext:value-type="float">
            <text:p>0.00335</text:p>
          </table:table-cell>
          <table:table-cell office:value-type="float" office:value="0.09365" calcext:value-type="float">
            <text:p>0.09365</text:p>
          </table:table-cell>
          <table:table-cell office:value-type="float" office:value="0.23532" calcext:value-type="float">
            <text:p>0.23532</text:p>
          </table:table-cell>
          <table:table-cell office:value-type="float" office:value="0.08082" calcext:value-type="float">
            <text:p>0.08082</text:p>
          </table:table-cell>
          <table:table-cell office:value-type="float" office:value="0.2624" calcext:value-type="float">
            <text:p>0.2624</text:p>
          </table:table-cell>
          <table:table-cell office:value-type="float" office:value="0.16136" calcext:value-type="float">
            <text:p>0.16136</text:p>
          </table:table-cell>
          <table:table-cell office:value-type="float" office:value="0.14379" calcext:value-type="float">
            <text:p>0.14379</text:p>
          </table:table-cell>
          <table:table-cell office:value-type="float" office:value="0.14702" calcext:value-type="float">
            <text:p>0.14702</text:p>
          </table:table-cell>
          <table:table-cell office:value-type="float" office:value="0.25564" calcext:value-type="float">
            <text:p>0.25564</text:p>
          </table:table-cell>
          <table:table-cell office:value-type="float" office:value="0.17007" calcext:value-type="float">
            <text:p>0.17007</text:p>
          </table:table-cell>
          <table:table-cell office:value-type="float" office:value="0.24942" calcext:value-type="float">
            <text:p>0.24942</text:p>
          </table:table-cell>
          <table:table-cell office:value-type="float" office:value="0.22962" calcext:value-type="float">
            <text:p>0.22962</text:p>
          </table:table-cell>
          <table:table-cell office:value-type="float" office:value="0.20321" calcext:value-type="float">
            <text:p>0.20321</text:p>
          </table:table-cell>
          <table:table-cell office:value-type="float" office:value="0.22837" calcext:value-type="float">
            <text:p>0.22837</text:p>
          </table:table-cell>
          <table:table-cell office:value-type="float" office:value="0.15476" calcext:value-type="float">
            <text:p>0.15476</text:p>
          </table:table-cell>
          <table:table-cell office:value-type="float" office:value="0.26075" calcext:value-type="float">
            <text:p>0.26075</text:p>
          </table:table-cell>
          <table:table-cell office:value-type="float" office:value="0.14049" calcext:value-type="float">
            <text:p>0.14049</text:p>
          </table:table-cell>
          <table:table-cell office:value-type="float" office:value="0.19854" calcext:value-type="float">
            <text:p>0.19854</text:p>
          </table:table-cell>
        </table:table-row>
        <table:table-row table:style-name="ro2">
          <table:table-cell office:value-type="string" calcext:value-type="string">
            <text:p>GTC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0.06321" calcext:value-type="float">
            <text:p>0.06321</text:p>
          </table:table-cell>
          <table:table-cell office:value-type="float" office:value="0.17296" calcext:value-type="float">
            <text:p>0.17296</text:p>
          </table:table-cell>
          <table:table-cell office:value-type="float" office:value="0.05912" calcext:value-type="float">
            <text:p>0.05912</text:p>
          </table:table-cell>
          <table:table-cell office:value-type="float" office:value="0.2442" calcext:value-type="float">
            <text:p>0.2442</text:p>
          </table:table-cell>
          <table:table-cell office:value-type="float" office:value="0.1432" calcext:value-type="float">
            <text:p>0.1432</text:p>
          </table:table-cell>
          <table:table-cell office:value-type="float" office:value="0.1208" calcext:value-type="float">
            <text:p>0.1208</text:p>
          </table:table-cell>
          <table:table-cell office:value-type="float" office:value="0.13617" calcext:value-type="float">
            <text:p>0.13617</text:p>
          </table:table-cell>
          <table:table-cell office:value-type="float" office:value="0.12125" calcext:value-type="float">
            <text:p>0.12125</text:p>
          </table:table-cell>
          <table:table-cell office:value-type="float" office:value="0.11771" calcext:value-type="float">
            <text:p>0.11771</text:p>
          </table:table-cell>
          <table:table-cell office:value-type="float" office:value="0.21383" calcext:value-type="float">
            <text:p>0.21383</text:p>
          </table:table-cell>
          <table:table-cell office:value-type="float" office:value="0.18291" calcext:value-type="float">
            <text:p>0.18291</text:p>
          </table:table-cell>
          <table:table-cell office:value-type="float" office:value="0.17718" calcext:value-type="float">
            <text:p>0.17718</text:p>
          </table:table-cell>
          <table:table-cell office:value-type="float" office:value="0.2408" calcext:value-type="float">
            <text:p>0.2408</text:p>
          </table:table-cell>
          <table:table-cell office:value-type="float" office:value="0.14708" calcext:value-type="float">
            <text:p>0.14708</text:p>
          </table:table-cell>
          <table:table-cell office:value-type="float" office:value="0.20783" calcext:value-type="float">
            <text:p>0.20783</text:p>
          </table:table-cell>
          <table:table-cell office:value-type="float" office:value="0.15432" calcext:value-type="float">
            <text:p>0.15432</text:p>
          </table:table-cell>
          <table:table-cell office:value-type="float" office:value="0.20417" calcext:value-type="float">
            <text:p>0.20417</text:p>
          </table:table-cell>
        </table:table-row>
        <table:table-row table:style-name="ro2">
          <table:table-cell office:value-type="string" calcext:value-type="string">
            <text:p>GTG</text:p>
          </table:table-cell>
          <table:table-cell office:value-type="float" office:value="0.01728" calcext:value-type="float">
            <text:p>0.01728</text:p>
          </table:table-cell>
          <table:table-cell office:value-type="float" office:value="0.00728" calcext:value-type="float">
            <text:p>0.00728</text:p>
          </table:table-cell>
          <table:table-cell office:value-type="float" office:value="0.08622" calcext:value-type="float">
            <text:p>0.08622</text:p>
          </table:table-cell>
          <table:table-cell office:value-type="float" office:value="0.20985" calcext:value-type="float">
            <text:p>0.20985</text:p>
          </table:table-cell>
          <table:table-cell office:value-type="float" office:value="0.07606" calcext:value-type="float">
            <text:p>0.07606</text:p>
          </table:table-cell>
          <table:table-cell office:value-type="float" office:value="0.2492" calcext:value-type="float">
            <text:p>0.2492</text:p>
          </table:table-cell>
          <table:table-cell office:value-type="float" office:value="0.14378" calcext:value-type="float">
            <text:p>0.14378</text:p>
          </table:table-cell>
          <table:table-cell office:value-type="float" office:value="0.12" calcext:value-type="float">
            <text:p>0.12</text:p>
          </table:table-cell>
          <table:table-cell office:value-type="float" office:value="0.12615" calcext:value-type="float">
            <text:p>0.12615</text:p>
          </table:table-cell>
          <table:table-cell office:value-type="float" office:value="0.22609" calcext:value-type="float">
            <text:p>0.22609</text:p>
          </table:table-cell>
          <table:table-cell office:value-type="float" office:value="0.14047" calcext:value-type="float">
            <text:p>0.14047</text:p>
          </table:table-cell>
          <table:table-cell office:value-type="float" office:value="0.22837" calcext:value-type="float">
            <text:p>0.22837</text:p>
          </table:table-cell>
          <table:table-cell office:value-type="float" office:value="0.20313" calcext:value-type="float">
            <text:p>0.20313</text:p>
          </table:table-cell>
          <table:table-cell office:value-type="float" office:value="0.1922" calcext:value-type="float">
            <text:p>0.1922</text:p>
          </table:table-cell>
          <table:table-cell office:value-type="float" office:value="0.24206" calcext:value-type="float">
            <text:p>0.24206</text:p>
          </table:table-cell>
          <table:table-cell office:value-type="float" office:value="0.16356" calcext:value-type="float">
            <text:p>0.16356</text:p>
          </table:table-cell>
          <table:table-cell office:value-type="float" office:value="0.22541" calcext:value-type="float">
            <text:p>0.22541</text:p>
          </table:table-cell>
          <table:table-cell office:value-type="float" office:value="0.14311" calcext:value-type="float">
            <text:p>0.14311</text:p>
          </table:table-cell>
          <table:table-cell office:value-type="float" office:value="0.20596" calcext:value-type="float">
            <text:p>0.20596</text:p>
          </table:table-cell>
        </table:table-row>
        <table:table-row table:style-name="ro2">
          <table:table-cell office:value-type="string" calcext:value-type="string">
            <text:p>GTT</text:p>
          </table:table-cell>
          <table:table-cell office:value-type="float" office:value="0.01493" calcext:value-type="float">
            <text:p>0.01493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8001" calcext:value-type="float">
            <text:p>0.08001</text:p>
          </table:table-cell>
          <table:table-cell office:value-type="float" office:value="0.22284" calcext:value-type="float">
            <text:p>0.22284</text:p>
          </table:table-cell>
          <table:table-cell office:value-type="float" office:value="0.06897" calcext:value-type="float">
            <text:p>0.06897</text:p>
          </table:table-cell>
          <table:table-cell office:value-type="float" office:value="0.2567" calcext:value-type="float">
            <text:p>0.2567</text:p>
          </table:table-cell>
          <table:table-cell office:value-type="float" office:value="0.15056" calcext:value-type="float">
            <text:p>0.15056</text:p>
          </table:table-cell>
          <table:table-cell office:value-type="float" office:value="0.12112" calcext:value-type="float">
            <text:p>0.12112</text:p>
          </table:table-cell>
          <table:table-cell office:value-type="float" office:value="0.14843" calcext:value-type="float">
            <text:p>0.14843</text:p>
          </table:table-cell>
          <table:table-cell office:value-type="float" office:value="0.15375" calcext:value-type="float">
            <text:p>0.15375</text:p>
          </table:table-cell>
          <table:table-cell office:value-type="float" office:value="0.14518" calcext:value-type="float">
            <text:p>0.14518</text:p>
          </table:table-cell>
          <table:table-cell office:value-type="float" office:value="0.23066" calcext:value-type="float">
            <text:p>0.23066</text:p>
          </table:table-cell>
          <table:table-cell office:value-type="float" office:value="0.20223" calcext:value-type="float">
            <text:p>0.20223</text:p>
          </table:table-cell>
          <table:table-cell office:value-type="float" office:value="0.19965" calcext:value-type="float">
            <text:p>0.19965</text:p>
          </table:table-cell>
          <table:table-cell office:value-type="float" office:value="0.25876" calcext:value-type="float">
            <text:p>0.25876</text:p>
          </table:table-cell>
          <table:table-cell office:value-type="float" office:value="0.17347" calcext:value-type="float">
            <text:p>0.17347</text:p>
          </table:table-cell>
          <table:table-cell office:value-type="float" office:value="0.21168" calcext:value-type="float">
            <text:p>0.21168</text:p>
          </table:table-cell>
          <table:table-cell office:value-type="float" office:value="0.14529" calcext:value-type="float">
            <text:p>0.14529</text:p>
          </table:table-cell>
          <table:table-cell office:value-type="float" office:value="0.19031" calcext:value-type="float">
            <text:p>0.19031</text:p>
          </table:table-cell>
        </table:table-row>
        <table:table-row table:style-name="ro2">
          <table:table-cell office:value-type="string" calcext:value-type="string">
            <text:p>TAC</text:p>
          </table:table-cell>
          <table:table-cell office:value-type="float" office:value="0.01983" calcext:value-type="float">
            <text:p>0.01983</text:p>
          </table:table-cell>
          <table:table-cell office:value-type="float" office:value="0.00474" calcext:value-type="float">
            <text:p>0.00474</text:p>
          </table:table-cell>
          <table:table-cell office:value-type="float" office:value="0.07972" calcext:value-type="float">
            <text:p>0.07972</text:p>
          </table:table-cell>
          <table:table-cell office:value-type="float" office:value="0.23707" calcext:value-type="float">
            <text:p>0.23707</text:p>
          </table:table-cell>
          <table:table-cell office:value-type="float" office:value="0.07807" calcext:value-type="float">
            <text:p>0.07807</text:p>
          </table:table-cell>
          <table:table-cell office:value-type="float" office:value="0.2821" calcext:value-type="float">
            <text:p>0.2821</text:p>
          </table:table-cell>
          <table:table-cell office:value-type="float" office:value="0.14719" calcext:value-type="float">
            <text:p>0.14719</text:p>
          </table:table-cell>
          <table:table-cell office:value-type="float" office:value="0.1239" calcext:value-type="float">
            <text:p>0.1239</text:p>
          </table:table-cell>
          <table:table-cell office:value-type="float" office:value="0.15038" calcext:value-type="float">
            <text:p>0.15038</text:p>
          </table:table-cell>
          <table:table-cell office:value-type="float" office:value="0.17983" calcext:value-type="float">
            <text:p>0.17983</text:p>
          </table:table-cell>
          <table:table-cell office:value-type="float" office:value="0.18027" calcext:value-type="float">
            <text:p>0.18027</text:p>
          </table:table-cell>
          <table:table-cell office:value-type="float" office:value="0.25488" calcext:value-type="float">
            <text:p>0.25488</text:p>
          </table:table-cell>
          <table:table-cell office:value-type="float" office:value="0.26124" calcext:value-type="float">
            <text:p>0.26124</text:p>
          </table:table-cell>
          <table:table-cell office:value-type="float" office:value="0.24067" calcext:value-type="float">
            <text:p>0.24067</text:p>
          </table:table-cell>
          <table:table-cell office:value-type="float" office:value="0.26312" calcext:value-type="float">
            <text:p>0.26312</text:p>
          </table:table-cell>
          <table:table-cell office:value-type="float" office:value="0.15075" calcext:value-type="float">
            <text:p>0.15075</text:p>
          </table:table-cell>
          <table:table-cell office:value-type="float" office:value="0.22926" calcext:value-type="float">
            <text:p>0.22926</text:p>
          </table:table-cell>
          <table:table-cell office:value-type="float" office:value="0.1368" calcext:value-type="float">
            <text:p>0.1368</text:p>
          </table:table-cell>
          <table:table-cell office:value-type="float" office:value="0.19575" calcext:value-type="float">
            <text:p>0.19575</text:p>
          </table:table-cell>
        </table:table-row>
        <table:table-row table:style-name="ro2">
          <table:table-cell office:value-type="string" calcext:value-type="string">
            <text:p>TAT</text:p>
          </table:table-cell>
          <table:table-cell office:value-type="float" office:value="0.01681" calcext:value-type="float">
            <text:p>0.01681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0.10227" calcext:value-type="float">
            <text:p>0.10227</text:p>
          </table:table-cell>
          <table:table-cell office:value-type="float" office:value="0.30409" calcext:value-type="float">
            <text:p>0.30409</text:p>
          </table:table-cell>
          <table:table-cell office:value-type="float" office:value="0.0876" calcext:value-type="float">
            <text:p>0.0876</text:p>
          </table:table-cell>
          <table:table-cell office:value-type="float" office:value="0.2815" calcext:value-type="float">
            <text:p>0.2815</text:p>
          </table:table-cell>
          <table:table-cell office:value-type="float" office:value="0.13922" calcext:value-type="float">
            <text:p>0.13922</text:p>
          </table:table-cell>
          <table:table-cell office:value-type="float" office:value="0.14366" calcext:value-type="float">
            <text:p>0.14366</text:p>
          </table:table-cell>
          <table:table-cell office:value-type="float" office:value="0.15317" calcext:value-type="float">
            <text:p>0.15317</text:p>
          </table:table-cell>
          <table:table-cell office:value-type="float" office:value="0.22923" calcext:value-type="float">
            <text:p>0.22923</text:p>
          </table:table-cell>
          <table:table-cell office:value-type="float" office:value="0.19101" calcext:value-type="float">
            <text:p>0.19101</text:p>
          </table:table-cell>
          <table:table-cell office:value-type="float" office:value="0.26504" calcext:value-type="float">
            <text:p>0.26504</text:p>
          </table:table-cell>
          <table:table-cell office:value-type="float" office:value="0.24113" calcext:value-type="float">
            <text:p>0.24113</text:p>
          </table:table-cell>
          <table:table-cell office:value-type="float" office:value="0.23307" calcext:value-type="float">
            <text:p>0.23307</text:p>
          </table:table-cell>
          <table:table-cell office:value-type="float" office:value="0.24887" calcext:value-type="float">
            <text:p>0.24887</text:p>
          </table:table-cell>
          <table:table-cell office:value-type="float" office:value="0.19513" calcext:value-type="float">
            <text:p>0.19513</text:p>
          </table:table-cell>
          <table:table-cell office:value-type="float" office:value="0.26157" calcext:value-type="float">
            <text:p>0.26157</text:p>
          </table:table-cell>
          <table:table-cell office:value-type="float" office:value="0.16297" calcext:value-type="float">
            <text:p>0.16297</text:p>
          </table:table-cell>
          <table:table-cell office:value-type="float" office:value="0.2049" calcext:value-type="float">
            <text:p>0.2049</text:p>
          </table:table-cell>
        </table:table-row>
        <table:table-row table:style-name="ro2">
          <table:table-cell office:value-type="string" calcext:value-type="string">
            <text:p>TCA</text:p>
          </table:table-cell>
          <table:table-cell office:value-type="float" office:value="0.01213" calcext:value-type="float">
            <text:p>0.01213</text:p>
          </table:table-cell>
          <table:table-cell office:value-type="float" office:value="0.00443" calcext:value-type="float">
            <text:p>0.00443</text:p>
          </table:table-cell>
          <table:table-cell office:value-type="float" office:value="0.08773" calcext:value-type="float">
            <text:p>0.08773</text:p>
          </table:table-cell>
          <table:table-cell office:value-type="float" office:value="0.23437" calcext:value-type="float">
            <text:p>0.23437</text:p>
          </table:table-cell>
          <table:table-cell office:value-type="float" office:value="0.07241" calcext:value-type="float">
            <text:p>0.07241</text:p>
          </table:table-cell>
          <table:table-cell office:value-type="float" office:value="0.2768" calcext:value-type="float">
            <text:p>0.2768</text:p>
          </table:table-cell>
          <table:table-cell office:value-type="float" office:value="0.17148" calcext:value-type="float">
            <text:p>0.17148</text:p>
          </table:table-cell>
          <table:table-cell office:value-type="float" office:value="0.14464" calcext:value-type="float">
            <text:p>0.14464</text:p>
          </table:table-cell>
          <table:table-cell office:value-type="float" office:value="0.16693" calcext:value-type="float">
            <text:p>0.16693</text:p>
          </table:table-cell>
          <table:table-cell office:value-type="float" office:value="0.21841" calcext:value-type="float">
            <text:p>0.21841</text:p>
          </table:table-cell>
          <table:table-cell office:value-type="float" office:value="0.1615" calcext:value-type="float">
            <text:p>0.1615</text:p>
          </table:table-cell>
          <table:table-cell office:value-type="float" office:value="0.23132" calcext:value-type="float">
            <text:p>0.23132</text:p>
          </table:table-cell>
          <table:table-cell office:value-type="float" office:value="0.2129" calcext:value-type="float">
            <text:p>0.2129</text:p>
          </table:table-cell>
          <table:table-cell office:value-type="float" office:value="0.19782" calcext:value-type="float">
            <text:p>0.19782</text:p>
          </table:table-cell>
          <table:table-cell office:value-type="float" office:value="0.24962" calcext:value-type="float">
            <text:p>0.24962</text:p>
          </table:table-cell>
          <table:table-cell office:value-type="float" office:value="0.13164" calcext:value-type="float">
            <text:p>0.13164</text:p>
          </table:table-cell>
          <table:table-cell office:value-type="float" office:value="0.19247" calcext:value-type="float">
            <text:p>0.19247</text:p>
          </table:table-cell>
          <table:table-cell office:value-type="float" office:value="0.12629" calcext:value-type="float">
            <text:p>0.12629</text:p>
          </table:table-cell>
          <table:table-cell office:value-type="float" office:value="0.16001" calcext:value-type="float">
            <text:p>0.16001</text:p>
          </table:table-cell>
        </table:table-row>
        <table:table-row table:style-name="ro2">
          <table:table-cell office:value-type="string" calcext:value-type="string">
            <text:p>TCC</text:p>
          </table:table-cell>
          <table:table-cell office:value-type="float" office:value="0.01415" calcext:value-type="float">
            <text:p>0.01415</text:p>
          </table:table-cell>
          <table:table-cell office:value-type="float" office:value="0.01027" calcext:value-type="float">
            <text:p>0.01027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19255" calcext:value-type="float">
            <text:p>0.19255</text:p>
          </table:table-cell>
          <table:table-cell office:value-type="float" office:value="0.05523" calcext:value-type="float">
            <text:p>0.05523</text:p>
          </table:table-cell>
          <table:table-cell office:value-type="float" office:value="0.2497" calcext:value-type="float">
            <text:p>0.2497</text:p>
          </table:table-cell>
          <table:table-cell office:value-type="float" office:value="0.14528" calcext:value-type="float">
            <text:p>0.14528</text:p>
          </table:table-cell>
          <table:table-cell office:value-type="float" office:value="0.14758" calcext:value-type="float">
            <text:p>0.14758</text:p>
          </table:table-cell>
          <table:table-cell office:value-type="float" office:value="0.13484" calcext:value-type="float">
            <text:p>0.13484</text:p>
          </table:table-cell>
          <table:table-cell office:value-type="float" office:value="0.14663" calcext:value-type="float">
            <text:p>0.14663</text:p>
          </table:table-cell>
          <table:table-cell office:value-type="float" office:value="0.14382" calcext:value-type="float">
            <text:p>0.14382</text:p>
          </table:table-cell>
          <table:table-cell office:value-type="float" office:value="0.22256" calcext:value-type="float">
            <text:p>0.22256</text:p>
          </table:table-cell>
          <table:table-cell office:value-type="float" office:value="0.19391" calcext:value-type="float">
            <text:p>0.19391</text:p>
          </table:table-cell>
          <table:table-cell office:value-type="float" office:value="0.18867" calcext:value-type="float">
            <text:p>0.18867</text:p>
          </table:table-cell>
          <table:table-cell office:value-type="float" office:value="0.23358" calcext:value-type="float">
            <text:p>0.23358</text:p>
          </table:table-cell>
          <table:table-cell office:value-type="float" office:value="0.16113" calcext:value-type="float">
            <text:p>0.16113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14198" calcext:value-type="float">
            <text:p>0.14198</text:p>
          </table:table-cell>
          <table:table-cell office:value-type="float" office:value="0.17821" calcext:value-type="float">
            <text:p>0.17821</text:p>
          </table:table-cell>
        </table:table-row>
        <table:table-row table:style-name="ro2">
          <table:table-cell office:value-type="string" calcext:value-type="string">
            <text:p>TCG</text:p>
          </table:table-cell>
          <table:table-cell office:value-type="float" office:value="0.01604" calcext:value-type="float">
            <text:p>0.01604</text:p>
          </table:table-cell>
          <table:table-cell office:value-type="float" office:value="0.01079" calcext:value-type="float">
            <text:p>0.01079</text:p>
          </table:table-cell>
          <table:table-cell office:value-type="float" office:value="0.08659" calcext:value-type="float">
            <text:p>0.08659</text:p>
          </table:table-cell>
          <table:table-cell office:value-type="float" office:value="0.21952" calcext:value-type="float">
            <text:p>0.21952</text:p>
          </table:table-cell>
          <table:table-cell office:value-type="float" office:value="0.07373" calcext:value-type="float">
            <text:p>0.07373</text:p>
          </table:table-cell>
          <table:table-cell office:value-type="float" office:value="0.2611" calcext:value-type="float">
            <text:p>0.2611</text:p>
          </table:table-cell>
          <table:table-cell office:value-type="float" office:value="0.15894" calcext:value-type="float">
            <text:p>0.15894</text:p>
          </table:table-cell>
          <table:table-cell office:value-type="float" office:value="0.14345" calcext:value-type="float">
            <text:p>0.14345</text:p>
          </table:table-cell>
          <table:table-cell office:value-type="float" office:value="0.1222" calcext:value-type="float">
            <text:p>0.1222</text:p>
          </table:table-cell>
          <table:table-cell office:value-type="float" office:value="0.24846" calcext:value-type="float">
            <text:p>0.24846</text:p>
          </table:table-cell>
          <table:table-cell office:value-type="float" office:value="0.1615" calcext:value-type="float">
            <text:p>0.1615</text:p>
          </table:table-cell>
          <table:table-cell office:value-type="float" office:value="0.21955" calcext:value-type="float">
            <text:p>0.21955</text:p>
          </table:table-cell>
          <table:table-cell office:value-type="float" office:value="0.20437" calcext:value-type="float">
            <text:p>0.20437</text:p>
          </table:table-cell>
          <table:table-cell office:value-type="float" office:value="0.19146" calcext:value-type="float">
            <text:p>0.19146</text:p>
          </table:table-cell>
          <table:table-cell office:value-type="float" office:value="0.23812" calcext:value-type="float">
            <text:p>0.23812</text:p>
          </table:table-cell>
          <table:table-cell office:value-type="float" office:value="0.13798" calcext:value-type="float">
            <text:p>0.13798</text:p>
          </table:table-cell>
          <table:table-cell office:value-type="float" office:value="0.17308" calcext:value-type="float">
            <text:p>0.17308</text:p>
          </table:table-cell>
          <table:table-cell office:value-type="float" office:value="0.15132" calcext:value-type="float">
            <text:p>0.15132</text:p>
          </table:table-cell>
          <table:table-cell office:value-type="float" office:value="0.18641" calcext:value-type="float">
            <text:p>0.18641</text:p>
          </table:table-cell>
        </table:table-row>
        <table:table-row table:style-name="ro2">
          <table:table-cell office:value-type="string" calcext:value-type="string">
            <text:p>TCT</text:p>
          </table:table-cell>
          <table:table-cell office:value-type="float" office:value="0.01525" calcext:value-type="float">
            <text:p>0.01525</text:p>
          </table:table-cell>
          <table:table-cell office:value-type="float" office:value="0.00339" calcext:value-type="float">
            <text:p>0.00339</text:p>
          </table:table-cell>
          <table:table-cell office:value-type="float" office:value="0.07857" calcext:value-type="float">
            <text:p>0.07857</text:p>
          </table:table-cell>
          <table:table-cell office:value-type="float" office:value="0.22325" calcext:value-type="float">
            <text:p>0.22325</text:p>
          </table:table-cell>
          <table:table-cell office:value-type="float" office:value="0.06385" calcext:value-type="float">
            <text:p>0.06385</text:p>
          </table:table-cell>
          <table:table-cell office:value-type="float" office:value="0.2647" calcext:value-type="float">
            <text:p>0.2647</text:p>
          </table:table-cell>
          <table:table-cell office:value-type="float" office:value="0.16077" calcext:value-type="float">
            <text:p>0.16077</text:p>
          </table:table-cell>
          <table:table-cell office:value-type="float" office:value="0.12697" calcext:value-type="float">
            <text:p>0.12697</text:p>
          </table:table-cell>
          <table:table-cell office:value-type="float" office:value="0.15756" calcext:value-type="float">
            <text:p>0.15756</text:p>
          </table:table-cell>
          <table:table-cell office:value-type="float" office:value="0.16142" calcext:value-type="float">
            <text:p>0.16142</text:p>
          </table:table-cell>
          <table:table-cell office:value-type="float" office:value="0.1539" calcext:value-type="float">
            <text:p>0.1539</text:p>
          </table:table-cell>
          <table:table-cell office:value-type="float" office:value="0.23468" calcext:value-type="float">
            <text:p>0.23468</text:p>
          </table:table-cell>
          <table:table-cell office:value-type="float" office:value="0.20503" calcext:value-type="float">
            <text:p>0.20503</text:p>
          </table:table-cell>
          <table:table-cell office:value-type="float" office:value="0.20792" calcext:value-type="float">
            <text:p>0.20792</text:p>
          </table:table-cell>
          <table:table-cell office:value-type="float" office:value="0.25266" calcext:value-type="float">
            <text:p>0.25266</text:p>
          </table:table-cell>
          <table:table-cell office:value-type="float" office:value="0.14583" calcext:value-type="float">
            <text:p>0.14583</text:p>
          </table:table-cell>
          <table:table-cell office:value-type="float" office:value="0.22175" calcext:value-type="float">
            <text:p>0.22175</text:p>
          </table:table-cell>
          <table:table-cell office:value-type="float" office:value="0.16125" calcext:value-type="float">
            <text:p>0.16125</text:p>
          </table:table-cell>
          <table:table-cell office:value-type="float" office:value="0.20606" calcext:value-type="float">
            <text:p>0.20606</text:p>
          </table:table-cell>
        </table:table-row>
        <table:table-row table:style-name="ro2">
          <table:table-cell office:value-type="string" calcext:value-type="string">
            <text:p>TGC</text:p>
          </table:table-cell>
          <table:table-cell office:value-type="float" office:value="0.01958" calcext:value-type="float">
            <text:p>0.01958</text:p>
          </table:table-cell>
          <table:table-cell office:value-type="float" office:value="0.01044" calcext:value-type="float">
            <text:p>0.01044</text:p>
          </table:table-cell>
          <table:table-cell office:value-type="float" office:value="0.07084" calcext:value-type="float">
            <text:p>0.07084</text:p>
          </table:table-cell>
          <table:table-cell office:value-type="float" office:value="0.19295" calcext:value-type="float">
            <text:p>0.19295</text:p>
          </table:table-cell>
          <table:table-cell office:value-type="float" office:value="0.06877" calcext:value-type="float">
            <text:p>0.06877</text:p>
          </table:table-cell>
          <table:table-cell office:value-type="float" office:value="0.2541" calcext:value-type="float">
            <text:p>0.2541</text:p>
          </table:table-cell>
          <table:table-cell office:value-type="float" office:value="0.1493" calcext:value-type="float">
            <text:p>0.1493</text:p>
          </table:table-cell>
          <table:table-cell office:value-type="float" office:value="0.14018" calcext:value-type="float">
            <text:p>0.14018</text:p>
          </table:table-cell>
          <table:table-cell office:value-type="float" office:value="0.13681" calcext:value-type="float">
            <text:p>0.13681</text:p>
          </table:table-cell>
          <table:table-cell office:value-type="float" office:value="0.20337" calcext:value-type="float">
            <text:p>0.20337</text:p>
          </table:table-cell>
          <table:table-cell office:value-type="float" office:value="0.1527" calcext:value-type="float">
            <text:p>0.1527</text:p>
          </table:table-cell>
          <table:table-cell office:value-type="float" office:value="0.19493" calcext:value-type="float">
            <text:p>0.19493</text:p>
          </table:table-cell>
          <table:table-cell office:value-type="float" office:value="0.21409" calcext:value-type="float">
            <text:p>0.21409</text:p>
          </table:table-cell>
          <table:table-cell office:value-type="float" office:value="0.19443" calcext:value-type="float">
            <text:p>0.19443</text:p>
          </table:table-cell>
          <table:table-cell office:value-type="float" office:value="0.19972" calcext:value-type="float">
            <text:p>0.19972</text:p>
          </table:table-cell>
          <table:table-cell office:value-type="float" office:value="0.16587" calcext:value-type="float">
            <text:p>0.16587</text:p>
          </table:table-cell>
          <table:table-cell office:value-type="float" office:value="0.21024" calcext:value-type="float">
            <text:p>0.21024</text:p>
          </table:table-cell>
          <table:table-cell office:value-type="float" office:value="0.13637" calcext:value-type="float">
            <text:p>0.13637</text:p>
          </table:table-cell>
          <table:table-cell office:value-type="float" office:value="0.15796" calcext:value-type="float">
            <text:p>0.15796</text:p>
          </table:table-cell>
        </table:table-row>
        <table:table-row table:style-name="ro2">
          <table:table-cell office:value-type="string" calcext:value-type="string">
            <text:p>TGG</text:p>
          </table:table-cell>
          <table:table-cell office:value-type="float" office:value="0.02147" calcext:value-type="float">
            <text:p>0.02147</text:p>
          </table:table-cell>
          <table:table-cell office:value-type="float" office:value="0.00909" calcext:value-type="float">
            <text:p>0.00909</text:p>
          </table:table-cell>
          <table:table-cell office:value-type="float" office:value="0.08482" calcext:value-type="float">
            <text:p>0.08482</text:p>
          </table:table-cell>
          <table:table-cell office:value-type="float" office:value="0.22133" calcext:value-type="float">
            <text:p>0.22133</text:p>
          </table:table-cell>
          <table:table-cell office:value-type="float" office:value="0.07477" calcext:value-type="float">
            <text:p>0.07477</text:p>
          </table:table-cell>
          <table:table-cell office:value-type="float" office:value="0.2807" calcext:value-type="float">
            <text:p>0.2807</text:p>
          </table:table-cell>
          <table:table-cell office:value-type="float" office:value="0.18153" calcext:value-type="float">
            <text:p>0.18153</text:p>
          </table:table-cell>
          <table:table-cell office:value-type="float" office:value="0.1489" calcext:value-type="float">
            <text:p>0.1489</text:p>
          </table:table-cell>
          <table:table-cell office:value-type="float" office:value="0.15278" calcext:value-type="float">
            <text:p>0.15278</text:p>
          </table:table-cell>
          <table:table-cell office:value-type="float" office:value="0.16667" calcext:value-type="float">
            <text:p>0.16667</text:p>
          </table:table-cell>
          <table:table-cell office:value-type="float" office:value="0.12806" calcext:value-type="float">
            <text:p>0.12806</text:p>
          </table:table-cell>
          <table:table-cell office:value-type="float" office:value="0.1814" calcext:value-type="float">
            <text:p>0.1814</text:p>
          </table:table-cell>
          <table:table-cell office:value-type="float" office:value="0.19405" calcext:value-type="float">
            <text:p>0.19405</text:p>
          </table:table-cell>
          <table:table-cell office:value-type="float" office:value="0.1706" calcext:value-type="float">
            <text:p>0.1706</text:p>
          </table:table-cell>
          <table:table-cell office:value-type="float" office:value="0.22356" calcext:value-type="float">
            <text:p>0.22356</text:p>
          </table:table-cell>
          <table:table-cell office:value-type="float" office:value="0.16752" calcext:value-type="float">
            <text:p>0.16752</text:p>
          </table:table-cell>
          <table:table-cell office:value-type="float" office:value="0.22543" calcext:value-type="float">
            <text:p>0.22543</text:p>
          </table:table-cell>
          <table:table-cell office:value-type="float" office:value="0.13003" calcext:value-type="float">
            <text:p>0.13003</text:p>
          </table:table-cell>
          <table:table-cell office:value-type="float" office:value="0.261" calcext:value-type="float">
            <text:p>0.261</text:p>
          </table:table-cell>
        </table:table-row>
        <table:table-row table:style-name="ro2">
          <table:table-cell office:value-type="string" calcext:value-type="string">
            <text:p>TGT</text:p>
          </table:table-cell>
          <table:table-cell office:value-type="float" office:value="0.01871" calcext:value-type="float">
            <text:p>0.01871</text:p>
          </table:table-cell>
          <table:table-cell office:value-type="float" office:value="0.00669" calcext:value-type="float">
            <text:p>0.00669</text:p>
          </table:table-cell>
          <table:table-cell office:value-type="float" office:value="0.09591" calcext:value-type="float">
            <text:p>0.09591</text:p>
          </table:table-cell>
          <table:table-cell office:value-type="float" office:value="0.24538" calcext:value-type="float">
            <text:p>0.24538</text:p>
          </table:table-cell>
          <table:table-cell office:value-type="float" office:value="0.08611" calcext:value-type="float">
            <text:p>0.08611</text:p>
          </table:table-cell>
          <table:table-cell office:value-type="float" office:value="0.2576" calcext:value-type="float">
            <text:p>0.2576</text:p>
          </table:table-cell>
          <table:table-cell office:value-type="float" office:value="0.15" calcext:value-type="float">
            <text:p>0.15</text:p>
          </table:table-cell>
          <table:table-cell office:value-type="float" office:value="0.14858" calcext:value-type="float">
            <text:p>0.14858</text:p>
          </table:table-cell>
          <table:table-cell office:value-type="float" office:value="0.16268" calcext:value-type="float">
            <text:p>0.16268</text:p>
          </table:table-cell>
          <table:table-cell office:value-type="float" office:value="0.17474" calcext:value-type="float">
            <text:p>0.17474</text:p>
          </table:table-cell>
          <table:table-cell office:value-type="float" office:value="0.139" calcext:value-type="float">
            <text:p>0.139</text:p>
          </table:table-cell>
          <table:table-cell office:value-type="float" office:value="0.21468" calcext:value-type="float">
            <text:p>0.21468</text:p>
          </table:table-cell>
          <table:table-cell office:value-type="float" office:value="0.19638" calcext:value-type="float">
            <text:p>0.19638</text:p>
          </table:table-cell>
          <table:table-cell office:value-type="float" office:value="0.19419" calcext:value-type="float">
            <text:p>0.19419</text:p>
          </table:table-cell>
          <table:table-cell office:value-type="float" office:value="0.21593" calcext:value-type="float">
            <text:p>0.21593</text:p>
          </table:table-cell>
          <table:table-cell office:value-type="float" office:value="0.14801" calcext:value-type="float">
            <text:p>0.14801</text:p>
          </table:table-cell>
          <table:table-cell office:value-type="float" office:value="0.22058" calcext:value-type="float">
            <text:p>0.22058</text:p>
          </table:table-cell>
          <table:table-cell office:value-type="float" office:value="0.11242" calcext:value-type="float">
            <text:p>0.11242</text:p>
          </table:table-cell>
          <table:table-cell office:value-type="float" office:value="0.17343" calcext:value-type="float">
            <text:p>0.17343</text:p>
          </table:table-cell>
        </table:table-row>
        <table:table-row table:style-name="ro2">
          <table:table-cell office:value-type="string" calcext:value-type="string">
            <text:p>TTA</text:p>
          </table:table-cell>
          <table:table-cell office:value-type="float" office:value="0.02154" calcext:value-type="float">
            <text:p>0.02154</text:p>
          </table:table-cell>
          <table:table-cell office:value-type="float" office:value="0.00416" calcext:value-type="float">
            <text:p>0.00416</text:p>
          </table:table-cell>
          <table:table-cell office:value-type="float" office:value="0.10484" calcext:value-type="float">
            <text:p>0.10484</text:p>
          </table:table-cell>
          <table:table-cell office:value-type="float" office:value="0.28296" calcext:value-type="float">
            <text:p>0.28296</text:p>
          </table:table-cell>
          <table:table-cell office:value-type="float" office:value="0.08532" calcext:value-type="float">
            <text:p>0.08532</text:p>
          </table:table-cell>
          <table:table-cell office:value-type="float" office:value="0.2731" calcext:value-type="float">
            <text:p>0.2731</text:p>
          </table:table-cell>
          <table:table-cell office:value-type="float" office:value="0.17082" calcext:value-type="float">
            <text:p>0.17082</text:p>
          </table:table-cell>
          <table:table-cell office:value-type="float" office:value="0.13965" calcext:value-type="float">
            <text:p>0.13965</text:p>
          </table:table-cell>
          <table:table-cell office:value-type="float" office:value="0.17189" calcext:value-type="float">
            <text:p>0.17189</text:p>
          </table:table-cell>
          <table:table-cell office:value-type="float" office:value="0.21889" calcext:value-type="float">
            <text:p>0.21889</text:p>
          </table:table-cell>
          <table:table-cell office:value-type="float" office:value="0.16798" calcext:value-type="float">
            <text:p>0.16798</text:p>
          </table:table-cell>
          <table:table-cell office:value-type="float" office:value="0.20989" calcext:value-type="float">
            <text:p>0.20989</text:p>
          </table:table-cell>
          <table:table-cell office:value-type="float" office:value="0.2258" calcext:value-type="float">
            <text:p>0.2258</text:p>
          </table:table-cell>
          <table:table-cell office:value-type="float" office:value="0.20529" calcext:value-type="float">
            <text:p>0.20529</text:p>
          </table:table-cell>
          <table:table-cell office:value-type="float" office:value="0.26297" calcext:value-type="float">
            <text:p>0.26297</text:p>
          </table:table-cell>
          <table:table-cell office:value-type="float" office:value="0.18429" calcext:value-type="float">
            <text:p>0.18429</text:p>
          </table:table-cell>
          <table:table-cell office:value-type="float" office:value="0.24457" calcext:value-type="float">
            <text:p>0.24457</text:p>
          </table:table-cell>
          <table:table-cell office:value-type="float" office:value="0.15012" calcext:value-type="float">
            <text:p>0.15012</text:p>
          </table:table-cell>
          <table:table-cell office:value-type="float" office:value="0.18423" calcext:value-type="float">
            <text:p>0.18423</text:p>
          </table:table-cell>
        </table:table-row>
        <table:table-row table:style-name="ro2">
          <table:table-cell office:value-type="string" calcext:value-type="string">
            <text:p>TTC</text:p>
          </table:table-cell>
          <table:table-cell office:value-type="float" office:value="0.01557" calcext:value-type="float">
            <text:p>0.01557</text:p>
          </table:table-cell>
          <table:table-cell office:value-type="float" office:value="0.00337" calcext:value-type="float">
            <text:p>0.00337</text:p>
          </table:table-cell>
          <table:table-cell office:value-type="float" office:value="0.08152" calcext:value-type="float">
            <text:p>0.08152</text:p>
          </table:table-cell>
          <table:table-cell office:value-type="float" office:value="0.22286" calcext:value-type="float">
            <text:p>0.22286</text:p>
          </table:table-cell>
          <table:table-cell office:value-type="float" office:value="0.06956" calcext:value-type="float">
            <text:p>0.06956</text:p>
          </table:table-cell>
          <table:table-cell office:value-type="float" office:value="0.2456" calcext:value-type="float">
            <text:p>0.2456</text:p>
          </table:table-cell>
          <table:table-cell office:value-type="float" office:value="0.13383" calcext:value-type="float">
            <text:p>0.13383</text:p>
          </table:table-cell>
          <table:table-cell office:value-type="float" office:value="0.13622" calcext:value-type="float">
            <text:p>0.13622</text:p>
          </table:table-cell>
          <table:table-cell office:value-type="float" office:value="0.14625" calcext:value-type="float">
            <text:p>0.14625</text:p>
          </table:table-cell>
          <table:table-cell office:value-type="float" office:value="0.16125" calcext:value-type="float">
            <text:p>0.16125</text:p>
          </table:table-cell>
          <table:table-cell office:value-type="float" office:value="0.16908" calcext:value-type="float">
            <text:p>0.16908</text:p>
          </table:table-cell>
          <table:table-cell office:value-type="float" office:value="0.24608" calcext:value-type="float">
            <text:p>0.24608</text:p>
          </table:table-cell>
          <table:table-cell office:value-type="float" office:value="0.21388" calcext:value-type="float">
            <text:p>0.21388</text:p>
          </table:table-cell>
          <table:table-cell office:value-type="float" office:value="0.20167" calcext:value-type="float">
            <text:p>0.20167</text:p>
          </table:table-cell>
          <table:table-cell office:value-type="float" office:value="0.24664" calcext:value-type="float">
            <text:p>0.24664</text:p>
          </table:table-cell>
          <table:table-cell office:value-type="float" office:value="0.16072" calcext:value-type="float">
            <text:p>0.16072</text:p>
          </table:table-cell>
          <table:table-cell office:value-type="float" office:value="0.23636" calcext:value-type="float">
            <text:p>0.23636</text:p>
          </table:table-cell>
          <table:table-cell office:value-type="float" office:value="0.1474" calcext:value-type="float">
            <text:p>0.1474</text:p>
          </table:table-cell>
          <table:table-cell office:value-type="float" office:value="0.19941" calcext:value-type="float">
            <text:p>0.19941</text:p>
          </table:table-cell>
        </table:table-row>
        <table:table-row table:style-name="ro2">
          <table:table-cell office:value-type="string" calcext:value-type="string">
            <text:p>TTG</text:p>
          </table:table-cell>
          <table:table-cell office:value-type="float" office:value="0.02046" calcext:value-type="float">
            <text:p>0.02046</text:p>
          </table:table-cell>
          <table:table-cell office:value-type="float" office:value="0.00927" calcext:value-type="float">
            <text:p>0.00927</text:p>
          </table:table-cell>
          <table:table-cell office:value-type="float" office:value="0.09314" calcext:value-type="float">
            <text:p>0.09314</text:p>
          </table:table-cell>
          <table:table-cell office:value-type="float" office:value="0.22972" calcext:value-type="float">
            <text:p>0.22972</text:p>
          </table:table-cell>
          <table:table-cell office:value-type="float" office:value="0.07546" calcext:value-type="float">
            <text:p>0.07546</text:p>
          </table:table-cell>
          <table:table-cell office:value-type="float" office:value="0.2566" calcext:value-type="float">
            <text:p>0.2566</text:p>
          </table:table-cell>
          <table:table-cell office:value-type="float" office:value="0.1497" calcext:value-type="float">
            <text:p>0.1497</text:p>
          </table:table-cell>
          <table:table-cell office:value-type="float" office:value="0.13381" calcext:value-type="float">
            <text:p>0.13381</text:p>
          </table:table-cell>
          <table:table-cell office:value-type="float" office:value="0.16597" calcext:value-type="float">
            <text:p>0.16597</text:p>
          </table:table-cell>
          <table:table-cell office:value-type="float" office:value="0.18871" calcext:value-type="float">
            <text:p>0.18871</text:p>
          </table:table-cell>
          <table:table-cell office:value-type="float" office:value="0.14813" calcext:value-type="float">
            <text:p>0.14813</text:p>
          </table:table-cell>
          <table:table-cell office:value-type="float" office:value="0.19275" calcext:value-type="float">
            <text:p>0.19275</text:p>
          </table:table-cell>
          <table:table-cell office:value-type="float" office:value="0.2142" calcext:value-type="float">
            <text:p>0.2142</text:p>
          </table:table-cell>
          <table:table-cell office:value-type="float" office:value="0.20651" calcext:value-type="float">
            <text:p>0.20651</text:p>
          </table:table-cell>
          <table:table-cell office:value-type="float" office:value="0.27671" calcext:value-type="float">
            <text:p>0.27671</text:p>
          </table:table-cell>
          <table:table-cell office:value-type="float" office:value="0.1716" calcext:value-type="float">
            <text:p>0.1716</text:p>
          </table:table-cell>
          <table:table-cell office:value-type="float" office:value="0.24583" calcext:value-type="float">
            <text:p>0.24583</text:p>
          </table:table-cell>
          <table:table-cell office:value-type="float" office:value="0.15983" calcext:value-type="float">
            <text:p>0.15983</text:p>
          </table:table-cell>
          <table:table-cell office:value-type="float" office:value="0.19023" calcext:value-type="float">
            <text:p>0.19023</text:p>
          </table:table-cell>
        </table:table-row>
        <table:table-row table:style-name="ro2">
          <table:table-cell office:value-type="string" calcext:value-type="string">
            <text:p>TTT</text:p>
          </table:table-cell>
          <table:table-cell office:value-type="float" office:value="0.01748" calcext:value-type="float">
            <text:p>0.01748</text:p>
          </table:table-cell>
          <table:table-cell office:value-type="float" office:value="0.00688" calcext:value-type="float">
            <text:p>0.00688</text:p>
          </table:table-cell>
          <table:table-cell office:value-type="float" office:value="0.09644" calcext:value-type="float">
            <text:p>0.09644</text:p>
          </table:table-cell>
          <table:table-cell office:value-type="float" office:value="0.26361" calcext:value-type="float">
            <text:p>0.26361</text:p>
          </table:table-cell>
          <table:table-cell office:value-type="float" office:value="0.08505" calcext:value-type="float">
            <text:p>0.08505</text:p>
          </table:table-cell>
          <table:table-cell office:value-type="float" office:value="0.2649" calcext:value-type="float">
            <text:p>0.2649</text:p>
          </table:table-cell>
          <table:table-cell office:value-type="float" office:value="0.14616" calcext:value-type="float">
            <text:p>0.14616</text:p>
          </table:table-cell>
          <table:table-cell office:value-type="float" office:value="0.13796" calcext:value-type="float">
            <text:p>0.13796</text:p>
          </table:table-cell>
          <table:table-cell office:value-type="float" office:value="0.15944" calcext:value-type="float">
            <text:p>0.15944</text:p>
          </table:table-cell>
          <table:table-cell office:value-type="float" office:value="0.21313" calcext:value-type="float">
            <text:p>0.21313</text:p>
          </table:table-cell>
          <table:table-cell office:value-type="float" office:value="0.17654" calcext:value-type="float">
            <text:p>0.17654</text:p>
          </table:table-cell>
          <table:table-cell office:value-type="float" office:value="0.26886" calcext:value-type="float">
            <text:p>0.26886</text:p>
          </table:table-cell>
          <table:table-cell office:value-type="float" office:value="0.21647" calcext:value-type="float">
            <text:p>0.21647</text:p>
          </table:table-cell>
          <table:table-cell office:value-type="float" office:value="0.21285" calcext:value-type="float">
            <text:p>0.21285</text:p>
          </table:table-cell>
          <table:table-cell office:value-type="float" office:value="0.25793" calcext:value-type="float">
            <text:p>0.25793</text:p>
          </table:table-cell>
          <table:table-cell office:value-type="float" office:value="0.18715" calcext:value-type="float">
            <text:p>0.18715</text:p>
          </table:table-cell>
          <table:table-cell office:value-type="float" office:value="0.26888" calcext:value-type="float">
            <text:p>0.26888</text:p>
          </table:table-cell>
          <table:table-cell office:value-type="float" office:value="0.14422" calcext:value-type="float">
            <text:p>0.14422</text:p>
          </table:table-cell>
          <table:table-cell office:value-type="float" office:value="0.21761" calcext:value-type="float">
            <text:p>0.21761</text:p>
          </table:table-cell>
        </table:table-row>
        <table:table-row table:style-name="ro2">
          <table:table-cell table:style-name="ce2" office:value-type="string" calcext:value-type="string" table:number-columns-spanned="10" table:number-rows-spanned="1">
            <text:p> </text:p>
          </table:table-cell>
          <table:covered-table-cell table:number-columns-repeated="9" table:style-name="Default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7T08:31:01.432244563</meta:creation-date>
    <dc:date>2024-03-17T08:32:47.159423828</dc:date>
    <meta:editing-duration>PT1M46S</meta:editing-duration>
    <meta:editing-cycles>1</meta:editing-cycles>
    <meta:document-statistic meta:table-count="1" meta:cell-count="1241" meta:object-count="0"/>
    <meta:generator>LibreOffice/6.4.7.2$Linux_X86_64 LibreOffice_project/40$Build-2</meta:generator>
  </office:meta>
</office:document-meta>
</file>